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1b007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officeooo:paragraph-rsid="0001e09c" style:font-size-asian="14pt" style:font-size-complex="14pt"/>
    </style:style>
    <style:style style:name="P8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1e09c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439ce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452cm"/>
        </style:tab-stops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01b007" style:font-size-asian="14pt" style:font-size-complex="14pt"/>
    </style:style>
    <style:style style:name="P15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>
        <style:tab-stops>
          <style:tab-stop style:position="0.31cm"/>
        </style:tab-stops>
      </style:paragraph-properties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>
        <style:tab-stops>
          <style:tab-stop style:position="7.865cm" style:type="right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51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officeooo:rsid="000098ce" officeooo:paragraph-rsid="000098ce" style:font-size-asian="14pt" style:font-size-complex="14pt"/>
    </style:style>
    <style:style style:name="P52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53" style:family="paragraph" style:parent-style-name="Standard">
      <style:paragraph-properties fo:line-height="150%" style:writing-mode="page"/>
      <style:text-properties style:font-name="Arial" fo:font-size="14pt" officeooo:paragraph-rsid="0001b007" style:font-size-asian="14pt" style:font-size-complex="14pt"/>
    </style:style>
    <style:style style:name="P54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55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01b007" style:font-size-asian="14pt" style:font-size-complex="14pt"/>
    </style:style>
    <style:style style:name="P56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57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01b007" style:font-size-asian="14pt" style:font-size-complex="14pt"/>
    </style:style>
    <style:style style:name="P58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01e09c" style:font-size-asian="14pt" style:font-size-complex="14pt"/>
    </style:style>
    <style:style style:name="P59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0439ce" style:font-size-asian="14pt" style:font-size-complex="14pt"/>
    </style:style>
    <style:style style:name="P60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61" style:family="paragraph" style:parent-style-name="Standard">
      <style:paragraph-properties fo:line-height="150%" style:writing-mode="page"/>
      <style:text-properties style:font-name="Arial" fo:font-size="14pt" officeooo:paragraph-rsid="0001e09c" style:font-size-asian="14pt" style:font-size-complex="14pt"/>
    </style:style>
    <style:style style:name="P62" style:family="paragraph" style:parent-style-name="Standard">
      <style:paragraph-properties fo:line-height="150%" style:writing-mode="page"/>
      <style:text-properties style:font-name="Arial" fo:font-size="14pt" officeooo:paragraph-rsid="000439ce" style:font-size-asian="14pt" style:font-size-complex="14pt"/>
    </style:style>
    <style:style style:name="P63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0439ce" style:font-size-asian="14pt" style:font-size-complex="14pt"/>
    </style:style>
    <style:style style:name="P64" style:family="paragraph" style:parent-style-name="Standard">
      <style:paragraph-properties fo:line-height="150%" style:writing-mode="page">
        <style:tab-stops>
          <style:tab-stop style:position="0.452cm"/>
        </style:tab-stops>
      </style:paragraph-properties>
      <style:text-properties style:font-name="Arial" fo:font-size="14pt" officeooo:paragraph-rsid="000439ce" style:font-size-asian="14pt" style:font-size-complex="14pt"/>
    </style:style>
    <style:style style:name="P65" style:family="paragraph" style:parent-style-name="Standard">
      <style:paragraph-properties fo:line-height="150%" style:writing-mode="page"/>
      <style:text-properties style:font-name="Arial" fo:font-size="14pt" officeooo:rsid="000098ce" officeooo:paragraph-rsid="000098ce" style:font-size-asian="14pt" style:font-size-complex="14pt"/>
    </style:style>
    <style:style style:name="P66" style:family="paragraph" style:parent-style-name="Standard">
      <style:paragraph-properties fo:line-height="150%" style:writing-mode="page"/>
      <style:text-properties style:font-name="Arial" fo:font-size="14pt" officeooo:rsid="0001b007" officeooo:paragraph-rsid="0001b007" style:font-size-asian="14pt" style:font-size-complex="14pt"/>
    </style:style>
    <style:style style:name="P67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rsid="0001b007" officeooo:paragraph-rsid="0001b007" style:font-size-asian="14pt" style:font-size-complex="14pt"/>
    </style:style>
    <style:style style:name="P68" style:family="paragraph" style:parent-style-name="Standard">
      <style:paragraph-properties fo:line-height="150%" style:writing-mode="page"/>
      <style:text-properties style:font-name="Arial" fo:font-size="14pt" officeooo:rsid="0001e09c" officeooo:paragraph-rsid="0001e09c" style:font-size-asian="14pt" style:font-size-complex="14pt"/>
    </style:style>
    <style:style style:name="P69" style:family="paragraph" style:parent-style-name="Standard">
      <style:paragraph-properties fo:line-height="150%" style:writing-mode="page"/>
      <style:text-properties style:font-name="Arial" fo:font-size="14pt" officeooo:rsid="000439ce" officeooo:paragraph-rsid="000439ce" style:font-size-asian="14pt" style:font-size-complex="14pt"/>
    </style:style>
    <style:style style:name="P70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rsid="000439ce" officeooo:paragraph-rsid="000439ce" style:font-size-asian="14pt" style:font-size-complex="14pt"/>
    </style:style>
    <style:style style:name="P71" style:family="paragraph" style:parent-style-name="Standard">
      <style:paragraph-properties fo:line-height="150%" style:writing-mode="page"/>
      <style:text-properties officeooo:paragraph-rsid="0001b007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officeooo:rsid="0001b007"/>
    </style:style>
    <style:style style:name="T3" style:family="text">
      <style:text-properties officeooo:rsid="0001e09c"/>
    </style:style>
    <style:style style:name="T4" style:family="text">
      <style:text-properties style:font-name="Arial1" officeooo:rsid="0001b007" style:font-name-asian="Arial1" style:font-name-complex="Arial1"/>
    </style:style>
    <style:style style:name="T5" style:family="text">
      <style:text-properties style:font-name="Arial1" officeooo:rsid="0001e09c" style:font-name-asian="Arial1" style:font-name-complex="Arial1"/>
    </style:style>
    <style:style style:name="T6" style:family="text">
      <style:text-properties style:font-name="Arial1" officeooo:rsid="000439ce"/>
    </style:style>
    <style:style style:name="T7" style:family="text">
      <style:text-properties officeooo:rsid="000439ce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51">Pavel G. Hlbina</text:p>
        <text:h text:style-name="P8" text:outline-level="1"><text:bookmark-start text:name="bookmark0"/>DÚHA<text:bookmark-end text:name="bookmark0"/></text:h>
        <text:p text:style-name="P3"/>
        <text:p text:style-name="P52"/>
        <text:p text:style-name="P65">I</text:p>
        <text:p text:style-name="P65"/>
        <text:p text:style-name="P65">DÚHA</text:p>
        <text:p text:style-name="P52"/>
        <text:p text:style-name="P65">I</text:p>
        <text:p text:style-name="P4">Hrá hudba v zámku, odkia<text:span text:style-name="T2">ľ</text:span> vanie</text:p>
        <text:p text:style-name="P53">rytmus a vietor olifantom,</text:p>
        <text:p text:style-name="P53">mrazivý refrén o nirváne</text:p>
        <text:p text:style-name="P53">straší jak dotieravý fantóm.</text:p>
        <text:p text:style-name="P3"/>
        <text:p text:style-name="P53">Uragan tanečníc, až hrôza,</text:p>
        <text:p text:style-name="P53">orgie stvára na návrší,</text:p>
        <text:p text:style-name="P53">pohliadni, mater dolorosa,</text:p>
        <text:p text:style-name="P53">pohľadom, ktorý hviezdy prší.</text:p>
        <text:p text:style-name="P3"><text:soft-page-break/></text:p>
        <text:p text:style-name="P53">Súhvezdia, biele obelisky,</text:p>
        <text:p text:style-name="P53">jak živý rébus tu, hľa, ležím,</text:p>
        <text:p text:style-name="P53">skúmam svet ďaleký i blízky</text:p>
        <text:p text:style-name="P53">a skúmam kozmu večný režim.</text:p>
        <text:p text:style-name="P3"/>
        <text:p text:style-name="P53">Pesničkou hlas môj rozochvela</text:p>
        <text:p text:style-name="P53">smädných úst pohádková vlnka</text:p>
        <text:p text:style-name="P53">a spínajú sa k tieňu tela</text:p>
        <text:p text:style-name="P53">zelené ruky v<text:span text:style-name="T2">ĺ</text:span>n a slnka.</text:p>
        <text:p text:style-name="P3"/>
        <text:p text:style-name="P53">Priviň sa ku mne, božská réva,</text:p>
        <text:p text:style-name="P53">ochutnám tvoje sladké hrozná,</text:p>
        <text:p text:style-name="P53">ozvena tvojich krokov spieva</text:p>
        <text:p text:style-name="P53">pesničku, ktorú básnik pozná.</text:p>
        <text:p text:style-name="P3"/>
        <text:p text:style-name="P53">Oblak sĺz pláva nebom očí,</text:p>
        <text:p text:style-name="P53">na rieke Limpopo sa topí;</text:p>
        <text:p text:style-name="P53"><text:soft-page-break/>jasanie vtákov do storočí</text:p>
        <text:p text:style-name="P53">piesňami najsladšími opi.</text:p>
        <text:p text:style-name="P3"/>
        <text:p text:style-name="P53">Reč rýb a jazyk hviezd a zeme</text:p>
        <text:p text:style-name="P53">na druhom brehu rieky svetla,</text:p>
        <text:p text:style-name="P53">v extáze spá<text:span text:style-name="T2">ľ</text:span>te ústa nemé,</text:p>
        <text:p text:style-name="P53">ku ktorým sama večnosť slietla.</text:p>
        <text:p text:style-name="P3"/>
        <text:p text:style-name="P53">Tu kvitne v rubínové kvety</text:p>
        <text:p text:style-name="P53">ozvena nebeského kovu,</text:p>
        <text:p text:style-name="P53">úst dotyk v slovách uzavretý</text:p>
        <text:p text:style-name="P53">rozbíja bolesť básnikovu.</text:p>
        <text:p text:style-name="P3"/>
        <text:p text:style-name="P53">Slzami ruky moje neros,</text:p>
        <text:p text:style-name="P53">chráň moje oči, ktoré tonú,</text:p>
        <text:p text:style-name="P53">smrť ako tyrkysový Eros</text:p>
        <text:p text:style-name="P53">zrkadlí krásy Libanonu.</text:p>
        <text:p text:style-name="P3"/>
        <text:p text:style-name="P53"><text:soft-page-break/>Úsvite, počkaj, kto to spal tu</text:p>
        <text:p text:style-name="P53">na bielych krýdlach albatrosa,</text:p>
        <text:p text:style-name="P53">kto slzy ronil do kobaltu,</text:p>
        <text:p text:style-name="P53">koho to zrkadlila rosa?</text:p>
        <text:p text:style-name="P3"/>
        <text:p text:style-name="P53">Sasanka túžob v aureole</text:p>
        <text:p text:style-name="P53">ikony kreslí, ryba krúži,</text:p>
        <text:p text:style-name="P4">minaret v zrkadline dole,</text:p>
        <text:p text:style-name="P53">vo vlnách, delfín v ústach ruží.</text:p>
        <text:p text:style-name="P3"/>
        <text:p text:style-name="P53">Zorničky veštia o <text:span text:style-name="T2">Ni</text:span>obe,</text:p>
        <text:p text:style-name="P53">škovránok spieva odyseje,</text:p>
        <text:p text:style-name="P53">zakryte oči moje obe,</text:p>
        <text:p text:style-name="P53">vidina smutná ódy seje.</text:p>
        <text:p text:style-name="P2"><text:span text:style-name="T1"/></text:p>
        <text:p text:style-name="P71"><text:span text:style-name="T1">Koreň tmy srdca na korene</text:span></text:p>
        <text:p text:style-name="P71"><text:span text:style-name="T1">šiel vždycky hlbšie celkom dolu,</text:span></text:p>
        <text:p text:style-name="P71"><text:span text:style-name="T1">mystické moje pokorenie</text:span></text:p>
        <text:p text:style-name="P71"><text:span text:style-name="T1">zostalo hrdé bez idolu.</text:span></text:p>
        <text:p text:style-name="P71"><text:soft-page-break/><text:span text:style-name="T1"/></text:p>
        <text:p text:style-name="P4">Jak decko, visiac na prsníku,</text:p>
        <text:p text:style-name="P53">jak decko, ktoré matka kojí,</text:p>
        <text:p text:style-name="P53">vsal som sa hladne do zániku</text:p>
        <text:p text:style-name="P53">trhajúc kvety na levkoji.</text:p>
        <text:p text:style-name="P53"/>
        <text:p text:style-name="P4">Kto sa len v tvojej láske vyzná,</text:p>
        <text:p text:style-name="P53">smrť, moja milenka a sestra,</text:p>
        <text:p text:style-name="P53">aká to bez náreku tryzna,</text:p>
        <text:p text:style-name="P53">aká to svadba bez orchestra.</text:p>
        <text:p text:style-name="P53"/>
        <text:p text:style-name="P4">Na rieke záhrobia sa penia</text:p>
        <text:p text:style-name="P53">najkrajšie slová ako smeti,</text:p>
        <text:p text:style-name="P53">mystika v<text:span text:style-name="T2">ĺ</text:span>n a vykúpenia</text:p>
        <text:p text:style-name="P53">do noci bledou lunou svieti.</text:p>
        <text:p text:style-name="P3"/>
        <text:p text:style-name="P66">II.</text:p>
        <text:p text:style-name="P52"/>
        <text:p text:style-name="P53">Podobná tieňu v potoku a vlne,</text:p>
        <text:p text:style-name="P53"><text:soft-page-break/>podobná noci, snu a lune,</text:p>
        <text:p text:style-name="P53">podobná šťastiu, láske, túhe,</text:p>
        <text:p text:style-name="P53">neviditeľnej božskej dúhe,</text:p>
        <text:p text:style-name="P53">podoba tvoja bolí.</text:p>
        <text:p text:style-name="P53"/>
        <text:p text:style-name="P4">Tajomný v blesku nad horou a v hrome,</text:p>
        <text:p text:style-name="P53">tajomný v slnku, dúhe, strome,</text:p>
        <text:p text:style-name="P53">tajomný vo smrti a v mieru,</text:p>
        <text:p text:style-name="P53">čo tvoríš krásu tisícerú,</text:p>
        <text:p text:style-name="P53">tajomstvo tvoje bolí.</text:p>
        <text:p text:style-name="P3"/>
        <text:p text:style-name="P66">III.</text:p>
        <text:p text:style-name="P66"/>
        <text:p text:style-name="P53">Deti, deti, vaše očká</text:p>
        <text:p text:style-name="P53">s nebom kvitnú na belaso</text:p>
        <text:p text:style-name="P53">ako táto mladá kočka,</text:p>
        <text:p text:style-name="P53">ktorej uvoľnili laso.</text:p>
        <text:p text:style-name="P3"/>
        <text:p text:style-name="P53"><text:soft-page-break/>Srdce kvitne na zeleno</text:p>
        <text:p text:style-name="P53">ako ruža uzavretá,</text:p>
        <text:p text:style-name="P53">jedinečné tvoje meno,</text:p>
        <text:p text:style-name="P53">moja mŕtva Margaréta.</text:p>
        <text:p text:style-name="P3"/>
        <text:p text:style-name="P66">IV.</text:p>
        <text:p text:style-name="P66"/>
        <text:p text:style-name="P4">Vidiny čiernych katafalkov</text:p>
        <text:p text:style-name="P53">sa rozvírily diaľkou,</text:p>
        <text:p text:style-name="P53">vidiny hašišové ničím,</text:p>
        <text:p text:style-name="P53">padajúc letom lastovičím</text:p>
        <text:p text:style-name="P53">do tvojich achátových snení</text:p>
        <text:p text:style-name="P53">z ružových piesní, ktorých neni,</text:p>
        <text:p text:style-name="P53">na rozkaz rozprestieram siete,</text:p>
        <text:p text:style-name="P53">úsmevy, ktoré donesiete,</text:p>
        <text:p text:style-name="P53">dávno mi zarosily v<text:span text:style-name="T2">í</text:span>čka,</text:p>
        <text:p text:style-name="P53">slza je laň a lastovička,</text:p>
        <text:p text:style-name="P53">nocou sa po oblohe k<text:span text:style-name="T2">ĺ</text:span>za,</text:p>
        <text:p text:style-name="P53"><text:soft-page-break/>hviezda a slza, hviezda, slza,</text:p>
        <text:p text:style-name="P53">neplače narcis, plače sova,</text:p>
        <text:p text:style-name="P53">dvojitá hlava Jánusova.</text:p>
        <text:p text:style-name="P3"/>
        <text:p text:style-name="P66">V.</text:p>
        <text:p text:style-name="P66"/>
        <text:p text:style-name="P52">Ach, to sa rozumie.</text:p>
        <text:p text:style-name="P4">O vašu chválu nestojím,</text:p>
        <text:p text:style-name="P53">iba ak o tie očká lanie.</text:p>
        <text:p text:style-name="P53">Mám svoje povolanie.</text:p>
        <text:p text:style-name="P53"/>
        <text:p text:style-name="P4">Filippo Lippi,</text:p>
        <text:p text:style-name="P53">so mnou si vypi</text:p>
        <text:p text:style-name="P53">na zdravie básnikov</text:p>
        <text:p text:style-name="P53">a starej lipy</text:p>
        <text:p text:style-name="P53">zo sladkej vody Lethe!</text:p>
        <text:p text:style-name="P3"/>
        <text:p text:style-name="P53">Duch svetla vanie,</text:p>
        <text:p text:style-name="P53"><text:soft-page-break/>kam chce, a svrchovane,</text:p>
        <text:p text:style-name="P53">milenci tmy sa boja,</text:p>
        <text:p text:style-name="P53">ale ja nie.</text:p>
        <text:p text:style-name="P3"/>
        <text:p text:style-name="P53">Krásavíc vnady,</text:p>
        <text:p text:style-name="P53">úkryty múk a zrady,</text:p>
        <text:p text:style-name="P53">vidím vás žiariť smutne</text:p>
        <text:p text:style-name="P53">v bodke nad I.</text:p>
        <text:p text:style-name="P3">Takisto ako Andrej Ady.</text:p>
        <text:p text:style-name="P3"/>
        <text:p text:style-name="P66">VI.</text:p>
        <text:p text:style-name="P66"/>
        <text:p text:style-name="P53">Moje sny smrťou tiahnu k raju</text:p>
        <text:p text:style-name="P53">jak sprievod gejší slnkom priodetý,</text:p>
        <text:p text:style-name="P53">v ružových kimonách sa hrajú,</text:p>
        <text:p text:style-name="P53">v náručí nesúc čerešňové kvety.</text:p>
        <text:p text:style-name="P3"/>
        <text:p text:style-name="P53">Dedinské nebo čičíka môj mýtus</text:p>
        <text:p text:style-name="P53"><text:soft-page-break/>jak dievča bábku vo fertuške,</text:p>
        <text:p text:style-name="P53">jak Jeruzalem sovrel cisár Titus,</text:p>
        <text:p text:style-name="P53">samoty čínsky múr ma sviera v skúške.</text:p>
        <text:p text:style-name="P3"/>
        <text:p text:style-name="P66">VII.</text:p>
        <text:p text:style-name="P66"/>
        <text:p text:style-name="P53">Plápolám v ohni krás.</text:p>
        <text:p text:style-name="P53">Dievčatko stojí vonku,</text:p>
        <text:p text:style-name="P53">na jeho tvári zastal čas,</text:p>
        <text:p text:style-name="P53">má modrú radionku</text:p>
        <text:p text:style-name="P53">a pod ňou plavý vlas...</text:p>
        <text:p text:style-name="P3"/>
        <text:p text:style-name="P66">VIII.</text:p>
        <text:p text:style-name="P66"/>
        <text:p text:style-name="P53">Dokedy budem pásavať</text:p>
        <text:p text:style-name="P53">ovečky oblakov</text:p>
        <text:p text:style-name="P53">v nebeskom azure?</text:p>
        <text:p text:style-name="P4">Ty krásna, ktorá stojíš na lune,</text:p>
        <text:p text:style-name="P53"><text:soft-page-break/>hada máš pod nohami,</text:p>
        <text:p text:style-name="P53">sklonená biela ľalia!</text:p>
        <text:p text:style-name="P4">Ty dúha v oblakoch,</text:p>
        <text:p text:style-name="P53">do slnka oblečená,</text:p>
        <text:p text:style-name="P53">na nebo vzatá</text:p>
        <text:p text:style-name="P53">s oltára v Bošáci!</text:p>
        <text:p text:style-name="P4">Rúhači tvojej krásy</text:p>
        <text:p text:style-name="P53">na slnku zaspali ako vŕby.</text:p>
        <text:p text:style-name="P4">Kvet červánkov</text:p>
        <text:p text:style-name="P53">a hudba jasavého smútku lásky</text:p>
        <text:p text:style-name="P53">bolestným opojením svieti ako sen</text:p>
        <text:p text:style-name="P53">a moje slová ako vtáci</text:p>
        <text:p text:style-name="P53">spievajú pieseň.</text:p>
        <text:p text:style-name="P4">Ranený súhvezdím Andromédy</text:p>
        <text:p text:style-name="P53">a láskou k vesmíru a k Bohu</text:p>
        <text:p text:style-name="P53">popasiem ďalej</text:p>
        <text:p text:style-name="P53">v nebeskom azure</text:p>
        <text:p text:style-name="P53">ovečky oblakov</text:p>
        <text:p text:style-name="P4"><text:soft-page-break/>nenávidené Tmou</text:p>
        <text:p text:style-name="P53">v rozbitom zrkadle</text:p>
        <text:p text:style-name="P53">luny a krásy.</text:p>
        <text:p text:style-name="P3"/>
        <text:p text:style-name="P66">IX.</text:p>
        <text:p text:style-name="P66"/>
        <text:p text:style-name="P53">Hra vetra tíchne v splave vlasov,</text:p>
        <text:p text:style-name="P53">úsmev sa tratí sladko vo víne,</text:p>
        <text:p text:style-name="P53">žena sa mihla pod terasou,</text:p>
        <text:p text:style-name="P53">had očí prelud svetla ovinie.</text:p>
        <text:p text:style-name="P53"/>
        <text:p text:style-name="P4">Tieň vyšil čipky zo slnečn<text:span text:style-name="T2">a</text:span>,</text:p>
        <text:p text:style-name="P53">oprel sa zbožne v piesni o vinič,</text:p>
        <text:p text:style-name="P53">láska je noc a dráha mliečna,</text:p>
        <text:p text:style-name="P53">milenec z večn<text:span text:style-name="T2">a</text:span> nevysloví nič.</text:p>
        <text:p text:style-name="P3"/>
        <text:p text:style-name="P66">X.</text:p>
        <text:p text:style-name="P52"/>
        <text:p text:style-name="P53"><text:soft-page-break/>Keď som šiel z Ilavy,</text:p>
        <text:p text:style-name="P53">bol večer lilavý,</text:p>
        <text:p text:style-name="P53">ozvena chichotu</text:p>
        <text:p text:style-name="P53">rozbila ticho tu.</text:p>
        <text:p text:style-name="P4">Zlé pokušenie asi</text:p>
        <text:p text:style-name="P53">a jasmínové riasy,</text:p>
        <text:p text:style-name="P53">alebo náhoda,</text:p>
        <text:p text:style-name="P53">ústa a jahoda</text:p>
        <text:p text:style-name="P3">a krása, v ktorej kľačím...</text:p>
        <text:p text:style-name="P3"/>
        <text:p text:style-name="P66">XI.</text:p>
        <text:p text:style-name="P66"/>
        <text:p text:style-name="P53">Všetky štyri uhly</text:p>
        <text:p text:style-name="P53">vo vesmíre stuhly,</text:p>
        <text:p text:style-name="P53">aj hviezda Dagmar</text:p>
        <text:p text:style-name="P53">po ceste na Púchov</text:p>
        <text:p text:style-name="P53">v zeleni lopúchov.</text:p>
        <text:p text:style-name="P3"/>
        <text:p text:style-name="P53"><text:soft-page-break/>Spí Maxim Gorký,</text:p>
        <text:p text:style-name="P53">už nepasie viac morky,</text:p>
        <text:p text:style-name="P53">a práve preto,</text:p>
        <text:p text:style-name="P53">spí Tintoretto,</text:p>
        <text:p text:style-name="P53">spí Botticelli,</text:p>
        <text:p text:style-name="P53">spite, včely.</text:p>
        <text:p text:style-name="P3"/>
        <text:p text:style-name="P66">XII.</text:p>
        <text:p text:style-name="P52"/>
        <text:p text:style-name="P53">Ranený tvojou slzou</text:p>
        <text:p text:style-name="P53">stvoril som túto báseň,</text:p>
        <text:p text:style-name="P53">magický dotyk duší,</text:p>
        <text:p text:style-name="P53">mlčanie</text:p>
        <text:p text:style-name="P4">vo vyhni lásky,</text:p>
        <text:p text:style-name="P53">nápevom môjho srdca</text:p>
        <text:p text:style-name="P53">lesknú sa vlasy tmy</text:p>
        <text:p text:style-name="P53">sťa dúha v slzách.</text:p>
        <text:p text:style-name="P3"/>
        <text:p text:style-name="P66"><text:soft-page-break/>XIII.</text:p>
        <text:p text:style-name="P66"/>
        <text:p text:style-name="P53">Slnko dneska zemi</text:p>
        <text:p text:style-name="P53">do náručia klesni,</text:p>
        <text:p text:style-name="P53">svetlo tvoje znie mi</text:p>
        <text:p text:style-name="P53">vo svadobnej piesni,</text:p>
        <text:p text:style-name="P53">krutá pantomima</text:p>
        <text:p text:style-name="P53">bez každého dáta,</text:p>
        <text:p text:style-name="P53">drví chlad a zima</text:p>
        <text:p text:style-name="P53">smrti kandidáta.</text:p>
        <text:p text:style-name="P4">Kráčam s Eurydikou,</text:p>
        <text:p text:style-name="P53">chimérické salto,</text:p>
        <text:p text:style-name="P53">v srdce túžob dýkou</text:p>
        <text:p text:style-name="P53">osud napísal to,</text:p>
        <text:p text:style-name="P53">prečo nemo dlieva</text:p>
        <text:p text:style-name="P53">márna krvi vzbura,</text:p>
        <text:p text:style-name="P53">čo sa nemodlieva</text:p>
        <text:p text:style-name="P53">múdrosť Epikura,</text:p>
        <text:p text:style-name="P53"><text:soft-page-break/>sila Tmy a vína</text:p>
        <text:p text:style-name="P53">porazená klesá,</text:p>
        <text:p text:style-name="P53">keď smrť upomína</text:p>
        <text:p text:style-name="P53">na meč Damoklesa.</text:p>
        <text:p text:style-name="P4">Ach, vy prázdne masky,</text:p>
        <text:p text:style-name="P53">čo z vás bude o rok,</text:p>
        <text:p text:style-name="P4">prchajúce lásky,</text:p>
        <text:p text:style-name="P53">zahrajme sa tarok,</text:p>
        <text:p text:style-name="P53">pime spolu per-tu</text:p>
        <text:p text:style-name="P53">krčah tmy a taju,</text:p>
        <text:p text:style-name="P53">snenie pošlo k čertu,</text:p>
        <text:p text:style-name="P53">piesne kolotajú.</text:p>
        <text:p text:style-name="P5"/>
        <text:p text:style-name="P67">XIV.</text:p>
        <text:p text:style-name="P54"/>
        <text:p text:style-name="P55">V lesku vlasov na vlne</text:p>
        <text:p text:style-name="P55">stratil som sa úplne</text:p>
        <text:p text:style-name="P55">ako ovca v oblaku,</text:p>
        <text:p text:style-name="P55"><text:soft-page-break/>v oblaku,</text:p>
        <text:p text:style-name="P55">v očiach, vo sne, vo vlaku.</text:p>
        <text:p text:style-name="P3"/>
        <text:p text:style-name="P53">Sebe idem v ústrety</text:p>
        <text:p text:style-name="P53">ako mŕtvy vystretý,</text:p>
        <text:p text:style-name="P53">tma a hlas môj skamenie,</text:p>
        <text:p text:style-name="P53">skamenie,</text:p>
        <text:p text:style-name="P53">mojej duše znamenie.</text:p>
        <text:p text:style-name="P3"/>
        <text:p text:style-name="P53">Azur vábim ako strom,</text:p>
        <text:p text:style-name="P53">nad zázračným katastrom</text:p>
        <text:p text:style-name="P53">vypínam sa nádejou,</text:p>
        <text:p text:style-name="P53">nádejou,</text:p>
        <text:p text:style-name="P53">a tak vrastám do dejov.</text:p>
        <text:p text:style-name="P3"/>
        <text:p text:style-name="P66">XV.</text:p>
        <text:p text:style-name="P52"/>
        <text:p text:style-name="P53">Hrá ultramarín non plus ultra,</text:p>
        <text:p text:style-name="P53"><text:soft-page-break/>napodobňuje ťahy gréckych grafikov,</text:p>
        <text:p text:style-name="P53">hrá opál na ostrove Capri,</text:p>
        <text:p text:style-name="P53">čas pohybuje na orloji sveta rafikou,</text:p>
        <text:p text:style-name="P53">v zenite lásky kvília hoboje,</text:p>
        <text:p text:style-name="P53">kakadu spí a kaktus kvitne</text:p>
        <text:p text:style-name="P53">a moja milá Kolumbína oboje.</text:p>
        <text:p text:style-name="P4">Ty milovaná neznáma a chaos,</text:p>
        <text:p text:style-name="P53">lagúna, v ktorej zrkadlí sa Plato,</text:p>
        <text:p text:style-name="P3">Ty moja dúha, kolibrík a zlato,</text:p>
        <text:p text:style-name="P3">keď zrkadlím sa v očiach detí</text:p>
        <text:p text:style-name="P3">jak spektrum perleťovej ruže</text:p>
        <text:p text:style-name="P3">a v tvojich ako oceán,</text:p>
        <text:p text:style-name="P3">zjavujú sa mi maľby ako od Picassa,</text:p>
        <text:p text:style-name="P3">chrliče nad portálom</text:p>
        <text:p text:style-name="P3">na lodi Helios.</text:p>
        <text:p text:style-name="P4">Skrývam sa v katakombách bez libreta</text:p>
        <text:p text:style-name="P53">pre hordy mamelukov,</text:p>
        <text:p text:style-name="P53">v tebe sa skrývam, kde sa stretá</text:p>
        <text:p text:style-name="P53"><text:soft-page-break/>muzika z varieté</text:p>
        <text:p text:style-name="P53">a jaspisový tanec shimmy,</text:p>
        <text:p text:style-name="P53">najkrajšia medzi najkrajšími.</text:p>
        <text:p text:style-name="P3"/>
        <text:p text:style-name="P66">XVI.</text:p>
        <text:p text:style-name="P52"/>
        <text:p text:style-name="P53">Som ako morské dno,</text:p>
        <text:p text:style-name="P53">pokryté riasami,</text:p>
        <text:p text:style-name="P53">pokryté muš<text:span text:style-name="T2">ľ</text:span>ami,</text:p>
        <text:p text:style-name="P53">pokryté lasturou,</text:p>
        <text:p text:style-name="P53">plné rýb,</text:p>
        <text:p text:style-name="P53">hviezdičky malé,</text:p>
        <text:p text:style-name="P53">spomienky dolce far niente</text:p>
        <text:p text:style-name="P53">na ostrov Ada-Kaleh.</text:p>
        <text:p text:style-name="P3"/>
        <text:p text:style-name="P53">Inkarnát žiadostivých skutočností</text:p>
        <text:p text:style-name="P53">ružami klzkých mlokov hostí,</text:p>
        <text:p text:style-name="P53">pre očí spev a lásky víno</text:p>
        <text:p text:style-name="P53"><text:soft-page-break/>Michelangelo,</text:p>
        <text:p text:style-name="P53">formujúc masu,</text:p>
        <text:p text:style-name="P53">vykročil do večnosti z času.</text:p>
        <text:p text:style-name="P53">Krajina pod snehom</text:p>
        <text:p text:style-name="P53">v tme ebenových vlasov,</text:p>
        <text:p text:style-name="P4">Ty, ktorá vládneš krásou,</text:p>
        <text:p text:style-name="P53">daj nádej, ktorou sladne réva,</text:p>
        <text:p text:style-name="P53">pre tvrdé jadro cédrového dreva.</text:p>
        <text:p text:style-name="P3"/>
        <text:p text:style-name="P66">XVII.</text:p>
        <text:p text:style-name="P52"/>
        <text:p text:style-name="P53">Gorila zuby cerí na Darwina,</text:p>
        <text:p text:style-name="P53">do seba prepadol sa múdry Kant,</text:p>
        <text:p text:style-name="P53">v úzkosti spomínam si na dar vína,</text:p>
        <text:p text:style-name="P53">na melódiu, ktorú hrával muzikant.</text:p>
        <text:p text:style-name="P3"/>
        <text:p text:style-name="P53">Kedysi trúchlil Karol Hynek Mácha</text:p>
        <text:p text:style-name="P53">pre moju mladosť, krásnu Helenu,</text:p>
        <text:p text:style-name="P53"><text:soft-page-break/>v úzkosti spomínam, jak hriechy pácha,</text:p>
        <text:p text:style-name="P53">splašená cvála, podobná súc jelenu.</text:p>
        <text:p text:style-name="P3"/>
        <text:p text:style-name="P53">Slepiačky tuším bolesť, vyšší zásah,</text:p>
        <text:p text:style-name="P53">Samson ti verí, milovaná Dalila,</text:p>
        <text:p text:style-name="P53">stratil som oči v nevídaných krásach,</text:p>
        <text:p text:style-name="P53">stĺp klesol, budova sa svalila.</text:p>
        <text:p text:style-name="P3"/>
        <text:p text:style-name="P66">XVIII.</text:p>
        <text:p text:style-name="P52"/>
        <text:p text:style-name="P53">Zlý osud Ikarosa</text:p>
        <text:p text:style-name="P53">tiesni ma z gréckych metrík,</text:p>
        <text:p text:style-name="P53">z očú mi padá rosa,</text:p>
        <text:p text:style-name="P53">povievaj, tichý vetrík.</text:p>
        <text:p text:style-name="P13"/>
        <text:p text:style-name="P14">Vraj umenie a veda,</text:p>
        <text:p text:style-name="P14">neklam sa, rabbi, neklam,</text:p>
        <text:p text:style-name="P14">s labuťou hrá sa Léda</text:p>
        <text:p text:style-name="P14"><text:soft-page-break/>v záplave prázdnych reklám.</text:p>
        <text:p text:style-name="P3"/>
        <text:p text:style-name="P53">Diamant je v rukách laika,</text:p>
        <text:p text:style-name="P53">kým ty sa hrabeš v mišne,</text:p>
        <text:p text:style-name="P53">počuj, znie balalajka</text:p>
        <text:p text:style-name="P53">a v poli kvitnú višne.</text:p>
        <text:p text:style-name="P3"/>
        <text:p text:style-name="P53">Hrá v nebies chráme organ,</text:p>
        <text:p text:style-name="P53">vo hviezdnom alabastre,</text:p>
        <text:p text:style-name="P53">hrou chvenie fatamorgán</text:p>
        <text:p text:style-name="P53">karneval sveta zastre.</text:p>
        <text:p text:style-name="P3"/>
        <text:p text:style-name="P53">Čas klesá do budúcna,</text:p>
        <text:p text:style-name="P53">sej zrno plnou hrsťou,</text:p>
        <text:p text:style-name="P4">pesnička moja vrúcna,</text:p>
        <text:p text:style-name="P53">povievaj ponad trsťou.</text:p>
        <text:p text:style-name="P3"/>
        <text:p text:style-name="P53">Šedivý popol na sny</text:p>
        <text:p text:style-name="P53"><text:soft-page-break/>sypal som krutou rukou,</text:p>
        <text:p text:style-name="P53">jediný pohľad krásny,</text:p>
        <text:p text:style-name="P53">bol pohľad snov a pukov.</text:p>
        <text:p text:style-name="P3"/>
        <text:p text:style-name="P53">Aký to sladký hiát,</text:p>
        <text:p text:style-name="P53">slasť pôvod jeho kultu,</text:p>
        <text:p text:style-name="P53">nejeden karafiát</text:p>
        <text:p text:style-name="P53">preň, veru, zahynul tu.</text:p>
        <text:p text:style-name="P3"/>
        <text:p text:style-name="P53">Jastraby jednou čiarou</text:p>
        <text:p text:style-name="P53">na nebi tvoria kresbu,</text:p>
        <text:p text:style-name="P53">oblaky janičiarov</text:p>
        <text:p text:style-name="P53">spia na ostrove Lesbu.</text:p>
        <text:p text:style-name="P3"/>
        <text:p text:style-name="P53">Kým skúmam tento motív</text:p>
        <text:p text:style-name="P53">a robím analýzu,</text:p>
        <text:p text:style-name="P53">vezie sto lokomotív</text:p>
        <text:p text:style-name="P53">na výlet Monu Lízu.</text:p>
        <text:p text:style-name="P3"><text:soft-page-break/></text:p>
        <text:p text:style-name="P53">Čo ja tu, smutní herci,</text:p>
        <text:p text:style-name="P53">čo ja tu vlastne hľadám,</text:p>
        <text:p text:style-name="P53">podobný na koberci</text:p>
        <text:p text:style-name="P53">nebeským miriadám.</text:p>
        <text:p text:style-name="P3"/>
        <text:p text:style-name="P53">Mesačná noc mi ušla</text:p>
        <text:p text:style-name="P53">odetá do pyjama,</text:p>
        <text:p text:style-name="P53">len jedna morská mušľa</text:p>
        <text:p text:style-name="P53">spomína Francis Jammesa.</text:p>
        <text:p text:style-name="P3"/>
        <text:p text:style-name="P53">Chalced<text:span text:style-name="T2">o</text:span>n na Ceylone</text:p>
        <text:p text:style-name="P53">rozohral cymbal raz tu,</text:p>
        <text:p text:style-name="P53">čo skrýva v svojom lone</text:p>
        <text:p text:style-name="P53">milenka bez kontrastu.</text:p>
        <text:p text:style-name="P3"/>
        <text:p text:style-name="P53">Prečo ste vyťali ker</text:p>
        <text:p text:style-name="P53">pod oknom našej fary,</text:p>
        <text:p text:style-name="P53"><text:soft-page-break/>som smutný, pijem likér</text:p>
        <text:p text:style-name="P53">a myslím larifari.</text:p>
        <text:p text:style-name="P3"/>
        <text:p text:style-name="P52"/>
        <text:p text:style-name="P52">XIX.</text:p>
        <text:p text:style-name="P3"/>
        <text:p text:style-name="P53">Idyla v indigovej handre</text:p>
        <text:p text:style-name="P53">rozkvitla ako oleandre</text:p>
        <text:p text:style-name="P53">a vtáča lásky sadlo na halúzku,</text:p>
        <text:p text:style-name="P53">na strome platonických vidín,</text:p>
        <text:p text:style-name="P53">šlo dievča, malo modrú blúzku,</text:p>
        <text:p text:style-name="P53">dnes na nebi ju vidím...</text:p>
        <text:p text:style-name="P3"/>
        <text:p text:style-name="P66">XX.</text:p>
        <text:p text:style-name="P66"/>
        <text:p text:style-name="P53">Hodiny s kukučkou,</text:p>
        <text:p text:style-name="P53">nešťastná noc vás slyší,</text:p>
        <text:p text:style-name="P53">môj obzor zaniká,</text:p>
        <text:p text:style-name="P53"><text:soft-page-break/>stáva sa vyšší.</text:p>
        <text:p text:style-name="P5"/>
        <text:p text:style-name="P55">V rozbitom zrkadle</text:p>
        <text:p text:style-name="P55">tvoj obraz ako panna,</text:p>
        <text:p text:style-name="P55">bolestne spomínam,</text:p>
        <text:p text:style-name="P55">zornička ranná.</text:p>
        <text:p text:style-name="P3"/>
        <text:p text:style-name="P66">XXI.</text:p>
        <text:p text:style-name="P52"/>
        <text:p text:style-name="P53">Z tvojeho srdca stal sa cirkus,</text:p>
        <text:p text:style-name="P53">papagáj hrá sa v lone odalisky,</text:p>
        <text:p text:style-name="P53">v ružovom pásme s aureolou,</text:p>
        <text:p text:style-name="P53">krotiteľ delfínov je smutný,</text:p>
        <text:p text:style-name="P53">krotiteľ šeliem šalie,</text:p>
        <text:p text:style-name="P53">krotiteľ hadov plače.</text:p>
        <text:p text:style-name="P4">Noc jasná ako klavír,</text:p>
        <text:p text:style-name="P53">noc ako katedrála,</text:p>
        <text:p text:style-name="P53">jasmín a olej.</text:p>
        <text:p text:style-name="P4"><text:soft-page-break/>Krab na dne morskom</text:p>
        <text:p text:style-name="P53">vo tme sa rozospieval.</text:p>
        <text:p text:style-name="P4">Keď vyšla luna,</text:p>
        <text:p text:style-name="P53">kuny a lasice sa skryly,</text:p>
        <text:p text:style-name="P53">len úzkosť mladých jarab<text:span text:style-name="T2">íc</text:span></text:p>
        <text:p text:style-name="P53">žiarila v poli ako čas,</text:p>
        <text:p text:style-name="P4">ako báj balerín a šeliem</text:p>
        <text:p text:style-name="P53">v tajomnom dúpäti</text:p>
        <text:p text:style-name="P53">opilých tancovačiek,</text:p>
        <text:p text:style-name="P53">v milostnom opojení faunov</text:p>
        <text:p text:style-name="P53">ako čas.</text:p>
        <text:p text:style-name="P3"/>
        <text:p text:style-name="P66">XXII.</text:p>
        <text:p text:style-name="P52"/>
        <text:p text:style-name="P53">Unikajúca láska, pieseň moja,</text:p>
        <text:p text:style-name="P53">ty krásna orientálka bez závoja,</text:p>
        <text:p text:style-name="P53">milostným svetlom mojich krokov</text:p>
        <text:p text:style-name="P53">zlatisté lúče sú</text:p>
        <text:p text:style-name="P53"><text:soft-page-break/>tvojeho účesu.</text:p>
        <text:p text:style-name="P3"/>
        <text:p text:style-name="P53">Aké to mystériá, aké tri sny,</text:p>
        <text:p text:style-name="P53">tajomný obrad v katakombách prísny,</text:p>
        <text:p text:style-name="P53">agapé v katakombách srdca,</text:p>
        <text:p text:style-name="P53">sviedla nás dovedna</text:p>
        <text:p text:style-name="P53">večera posledná.</text:p>
        <text:p text:style-name="P3"/>
        <text:p text:style-name="P66">XXIII.</text:p>
        <text:p text:style-name="P52"/>
        <text:p text:style-name="P53">Pre belasé sny a rýmovačky</text:p>
        <text:p text:style-name="P53">hlúpo snívali sme,</text:p>
        <text:p text:style-name="P53">myšlienok sme mali plné vačky</text:p>
        <text:p text:style-name="P53">o surrealizme.</text:p>
        <text:p text:style-name="P3"/>
        <text:p text:style-name="P53">Abbé Bremond, obsypaný kvetmi,</text:p>
        <text:p text:style-name="P53">v ríši radovánok</text:p>
        <text:p text:style-name="P53">dovolí nám iste poh<text:span text:style-name="T2">ľ</text:span>ad letmý</text:p>
        <text:p text:style-name="P53"><text:soft-page-break/>na mystický vánok,</text:p>
        <text:p text:style-name="P53"/>
        <text:p text:style-name="P4">v ktorom kvitnú ako ratolesti</text:p>
        <text:p text:style-name="P53">najnežnejšie piesne,</text:p>
        <text:p text:style-name="P53">na kvet pivonky tam na rozcestí</text:p>
        <text:p text:style-name="P53">zrak náš s láskou klesne.</text:p>
        <text:p text:style-name="P3"/>
        <text:p text:style-name="P53">Okúzleným tichom tvojím ja som,</text:p>
        <text:p text:style-name="P53">na ostrove Java</text:p>
        <text:p text:style-name="P53">rozmarínom, snom a lásky jasom</text:p>
        <text:p text:style-name="P53">spev náš rozvoniava.</text:p>
        <text:p text:style-name="P53"/>
        <text:p text:style-name="P4">Ale toto nie je dielo Prousta</text:p>
        <text:p text:style-name="P53">o stratenom čase.</text:p>
        <text:p text:style-name="P4">Kto to zavrel básnikove ústa,</text:p>
        <text:p text:style-name="P53">keď sa chvely v hlase?</text:p>
        <text:p text:style-name="P53"/>
        <text:p text:style-name="P66">XXIV.</text:p>
        <text:p text:style-name="P66"><text:soft-page-break/></text:p>
        <text:p text:style-name="P4">Belostná slonovina,</text:p>
        <text:p text:style-name="P53">v ktorej sa túlite,</text:p>
        <text:p text:style-name="P53">objaví lono vína,</text:p>
        <text:p text:style-name="P53">slimáka v ulite.</text:p>
        <text:p text:style-name="P53"/>
        <text:p text:style-name="P4">Prichodí jaro býčkov,</text:p>
        <text:p text:style-name="P53">nadšenie k revolte,</text:p>
        <text:p text:style-name="P53">len sa mu s jarabičkou</text:p>
        <text:p text:style-name="P53">pobaviť dovoľte.</text:p>
        <text:p text:style-name="P3"/>
        <text:p text:style-name="P53">Bude z nej dobrá dojka,</text:p>
        <text:p text:style-name="P53">oči nám opája,</text:p>
        <text:p text:style-name="P53">v dotyku svetla jojká,</text:p>
        <text:p text:style-name="P53">lejúc sa do mája.</text:p>
        <text:p text:style-name="P4"/>
        <text:p text:style-name="P53"/>
        <text:p text:style-name="P53">II</text:p>
        <text:p text:style-name="P3"><text:soft-page-break/></text:p>
        <text:p text:style-name="P52">PRELUDY</text:p>
        <text:p text:style-name="P3"/>
        <text:p text:style-name="P52">ZLATÉ HÁĎA.</text:p>
        <text:p text:style-name="P3"/>
        <text:p text:style-name="P53">Krása, moja matka,</text:p>
        <text:p text:style-name="P53">čuj hlas nemluvniatka,</text:p>
        <text:p text:style-name="P53">daj, nech ústa chytia</text:p>
        <text:p text:style-name="P53">mliečny prameň bytia,</text:p>
        <text:p text:style-name="P53">slovo v metafore,</text:p>
        <text:p text:style-name="P53">snov a kúzla more,</text:p>
        <text:p text:style-name="P53">v podobenstve vyslov</text:p>
        <text:p text:style-name="P53">prvý rozkvet smyslov,</text:p>
        <text:p text:style-name="P53">pod závojom tela</text:p>
        <text:p text:style-name="P53">krása zduchovnelá,</text:p>
        <text:p text:style-name="P53">milenka, čo vzlietla</text:p>
        <text:p text:style-name="P53">v tanec tmy a svetla,</text:p>
        <text:p text:style-name="P53">skrýva opojenie,</text:p>
        <text:p text:style-name="P53"><text:soft-page-break/>akého viac nenie,</text:p>
        <text:p text:style-name="P53">úsmev na jej tvári</text:p>
        <text:p text:style-name="P53">svieti v šlabikári</text:p>
        <text:p text:style-name="P53">ako biele lupne</text:p>
        <text:p text:style-name="P53">ku výšinám stúpne,</text:p>
        <text:p text:style-name="P53">ako pieseň jara,</text:p>
        <text:p text:style-name="P53">sbohom Niagara,</text:p>
        <text:p text:style-name="P71"><text:span text:style-name="T1">priesvitný sen lások,</text:span></text:p>
        <text:p text:style-name="P4">kúzlo zlatovlások,</text:p>
        <text:p text:style-name="P53">svetla hry a hry tmy,</text:p>
        <text:p text:style-name="P53">najkrásnejšie rytmy,</text:p>
        <text:p text:style-name="P53">ako Niagara</text:p>
        <text:p text:style-name="P53">tejto piesne z jara,</text:p>
        <text:p text:style-name="P53">nenávisť a nekov</text:p>
        <text:p text:style-name="P53">v láske na vek vekov</text:p>
        <text:p text:style-name="P53">pospájané štólou</text:p>
        <text:p text:style-name="P53">v rukách apoštolov</text:p>
        <text:p text:style-name="P53">v ríši krás a vína,</text:p>
        <text:p text:style-name="P53"><text:soft-page-break/>syna podivína</text:p>
        <text:p text:style-name="P53">stretneš v bozku vrelom,</text:p>
        <text:p text:style-name="P53">prišiel prvý prelom,</text:p>
        <text:p text:style-name="P53">prišlo zabudnutie,</text:p>
        <text:p text:style-name="P53">vzalo na perute</text:p>
        <text:p text:style-name="P53">tieseň básnikovu,</text:p>
        <text:p text:style-name="P53">šedú tieseň z kovu,</text:p>
        <text:p text:style-name="P53">zo záhrobia hrôza,</text:p>
        <text:p text:style-name="P53">koniec amorosa,</text:p>
        <text:p text:style-name="P53">tvoje taje lúskam,</text:p>
        <text:p text:style-name="P53">spievam divým húskam</text:p>
        <text:p text:style-name="P53">o tej <text:span text:style-name="T2">č</text:span>ervotoči,</text:p>
        <text:p text:style-name="P53">v ktorej moje oči</text:p>
        <text:p text:style-name="P53">zlaté háďa lovia,</text:p>
        <text:p text:style-name="P53">smysel bohoslovia,</text:p>
        <text:p text:style-name="P53">smysel všetkých básní,</text:p>
        <text:p text:style-name="P4">obloha sa jasní,</text:p>
        <text:p text:style-name="P53">sajem prsník jara,</text:p>
        <text:p text:style-name="P53"><text:soft-page-break/>sbohom Niagara.</text:p>
        <text:p text:style-name="P3"/>
        <text:p text:style-name="P52"/>
        <text:p text:style-name="P52">MOJA CESTA.</text:p>
        <text:p text:style-name="P6"/>
        <text:p text:style-name="P57"><text:span text:style-name="T2">V </text:span>postoji mnícha, milenca,</text:p>
        <text:p text:style-name="P57">hľadal som túžbe krásne mená,</text:p>
        <text:p text:style-name="P57">plietol som slová do venca</text:p>
        <text:p text:style-name="P57">k fragmentom z Beethovena.</text:p>
        <text:p text:style-name="P3"/>
        <text:p text:style-name="P53">Kytice ligotavých hviezd</text:p>
        <text:p text:style-name="P53">a zakalené vody jarné</text:p>
        <text:p text:style-name="P53">sviedly ma s vyšliapaných ciest.</text:p>
        <text:p text:style-name="P53">Chcel som sa vrátiť. Márne.</text:p>
        <text:p text:style-name="P3"/>
        <text:p text:style-name="P53">Mystický cyklón zenitu</text:p>
        <text:p text:style-name="P53">rozohnal plaché moje kroky.</text:p>
        <text:p text:style-name="P53">Tieň chlapca hľadám, neni tu.</text:p>
        <text:p text:style-name="P53"><text:soft-page-break/>Kde ste, vy detské roky?</text:p>
        <text:p text:style-name="P3"/>
        <text:p text:style-name="P53">Bozk slnka, pohľad belasý</text:p>
        <text:p text:style-name="P53">utíšil chaos tmy a vody,</text:p>
        <text:p text:style-name="P53">anjelské svetlá a hlasy</text:p>
        <text:p text:style-name="P53">chránia ma od náhody.</text:p>
        <text:p text:style-name="P3"/>
        <text:p text:style-name="P53">Ja som ten slávny idiot,</text:p>
        <text:p text:style-name="P53">čo zhŕdol naničhodnou sberbou,</text:p>
        <text:p text:style-name="P4">čo našiel nekonečný bod,</text:p>
        <text:p text:style-name="P53">tajomstvo božských erbov.</text:p>
        <text:p text:style-name="P3"/>
        <text:p text:style-name="P53">Chcem k výškam krásou velehôr</text:p>
        <text:p text:style-name="P53">zrkadlom v zrkadle sa jagať,</text:p>
        <text:p text:style-name="P53">ružový bozk dať ústam zôr</text:p>
        <text:p text:style-name="P53">a kvitnúť ako agát.</text:p>
        <text:p text:style-name="P3"/>
        <text:p text:style-name="P53">Vítam tvoj blesk i paroma,</text:p>
        <text:p text:style-name="P53"><text:soft-page-break/>ty búrka ducha, zákon svätý,</text:p>
        <text:p text:style-name="P53">vítam tvoj ozón, aróma:</text:p>
        <text:p text:style-name="P53">otvorte kalich, kvety!</text:p>
        <text:p text:style-name="P3"/>
        <text:p text:style-name="P52"/>
        <text:p text:style-name="P52">SLZY.</text:p>
        <text:p text:style-name="P3"/>
        <text:p text:style-name="P53">Vodopád noci spil mi zrak,</text:p>
        <text:p text:style-name="P53">zbožňujem každý malý kvietok,</text:p>
        <text:p text:style-name="P53">hladím naň ako na zázrak</text:p>
        <text:p text:style-name="P53">nevinným okom dietok.</text:p>
        <text:p text:style-name="P3"/>
        <text:p text:style-name="P53">Prežil som chvíľou stoletia,</text:p>
        <text:p text:style-name="P53">samota bola moje korzo,</text:p>
        <text:p text:style-name="P53">kamkoľvek krýdla doletia,</text:p>
        <text:p text:style-name="P53"><text:span text:style-name="T2">ž</text:span>ivot je iba torzo.</text:p>
        <text:p text:style-name="P3"/>
        <text:p text:style-name="P53">Hľadal som cestu k nebesám,</text:p>
        <text:p text:style-name="P53"><text:soft-page-break/>hľadal som seba v ľudskom slove,</text:p>
        <text:p text:style-name="P53">sen mojej lásky vyšiel sám</text:p>
        <text:p text:style-name="P53">nad hory fialové.</text:p>
        <text:p text:style-name="P3"/>
        <text:p text:style-name="P53">Anjelská radosť bozkala</text:p>
        <text:p text:style-name="P53">dúhové očné moje jamy,</text:p>
        <text:p text:style-name="P53">zakvitla priepasť Pascala</text:p>
        <text:p text:style-name="P53">rajskými ľaliami.</text:p>
        <text:p text:style-name="P3"/>
        <text:p text:style-name="P53">Svieť, slnko lásky, večne svieť,</text:p>
        <text:p text:style-name="P53">pre mňa viac nejestvujú mračná,</text:p>
        <text:p text:style-name="P4">pre mňa viac nejestvuje svet</text:p>
        <text:p text:style-name="P53">a hmota nepriezračná.</text:p>
        <text:p text:style-name="P3"/>
        <text:p text:style-name="P52">Bojím sa svojich vlastných slov.</text:p>
        <text:p text:style-name="P4">Ja hľadám celkom tiché šťastie.</text:p>
        <text:p text:style-name="P53">Prestal ma baviť prázdny lov</text:p>
        <text:p text:style-name="P53">a žiadosť mlčať rastie.</text:p>
        <text:p text:style-name="P3"><text:soft-page-break/></text:p>
        <text:p text:style-name="P52">Čuj moje slzy, Bože môj!</text:p>
        <text:p text:style-name="P4">Padajú k čiernym spodným vodám.</text:p>
        <text:p text:style-name="P53">Srdce mi rozdvojené spoj:</text:p>
        <text:p text:style-name="P53">nech Ti ho celé podám!</text:p>
        <text:p text:style-name="P3"/>
        <text:p text:style-name="P52"/>
        <text:p text:style-name="P52">VERA IKON.</text:p>
        <text:h text:style-name="P8" text:outline-level="2"/>
        <text:h text:style-name="P60" text:outline-level="2"><text:bookmark-start text:name="bookmark1"/>W.<text:bookmark-end text:name="bookmark1"/></text:h>
        <text:p text:style-name="P3"/>
        <text:p text:style-name="P53">Snehová krajina tvojej tvári</text:p>
        <text:p text:style-name="P53">do noci hviezdnatej sladko žiari.</text:p>
        <text:p text:style-name="P53">Lola je mŕtvola, Lola bola,</text:p>
        <text:p text:style-name="P4">Tebe však spomienka neodolá.</text:p>
        <text:p text:style-name="P53">Akoby hviezdam šiel na korene,</text:p>
        <text:p text:style-name="P53">akoby najvyššie pokorenie,</text:p>
        <text:p text:style-name="P53">slávny pád pyšného Babylona,</text:p>
        <text:p text:style-name="P53"><text:soft-page-break/>poznával v zajatí tvojho lona,</text:p>
        <text:p text:style-name="P53">akoby poklady snov a jara</text:p>
        <text:p text:style-name="P53">sh<text:span text:style-name="T2">ľ</text:span>adával Šialený Tristan Tzara.</text:p>
        <text:p text:style-name="P53">Lola je mŕtvola, Lola bola,</text:p>
        <text:p text:style-name="P3">Tebe však spomienka neodolá.</text:p>
        <text:p text:style-name="P4">Bolo to nádherné ako dada,</text:p>
        <text:p text:style-name="P53">láska a zároveň možno zrada.</text:p>
        <text:p text:style-name="P4">Dva zvony na veži čujem hmatom,</text:p>
        <text:p text:style-name="P53">menia sa na héliový atom,</text:p>
        <text:p text:style-name="P53">kož<text:span text:style-name="T2">u</text:span>šok magickej bielej kuny,</text:p>
        <text:p text:style-name="P53">strieborné lákavé oči luny</text:p>
        <text:p text:style-name="P53">a kúzlo žiariacich detských hračiek</text:p>
        <text:p text:style-name="P4">v čas žatvy a hviezdnych oberačiek.</text:p>
        <text:p text:style-name="P53">Lola je mŕtvola, Lola bola,</text:p>
        <text:p text:style-name="P3">Tebe však spomienka neodolá.</text:p>
        <text:p text:style-name="P3"/>
        <text:p text:style-name="P52"/>
        <text:p text:style-name="P66">RAJSKEJ HVIEZDE.</text:p>
        <text:p text:style-name="P52"><text:soft-page-break/></text:p>
        <text:p text:style-name="P52">E. F.</text:p>
        <text:p text:style-name="P3"/>
        <text:p text:style-name="P52">Najkrajším akordom znie harmonika</text:p>
        <text:p text:style-name="P3">hracia,</text:p>
        <text:p text:style-name="P3">vydáva pieseň ľúbeznú.</text:p>
        <text:p text:style-name="P4">Ozvena všetkých lások sa mi vracia</text:p>
        <text:p text:style-name="P53">skrz Teba, moju princeznú.</text:p>
        <text:p text:style-name="P3"/>
        <text:p text:style-name="P4">Možno, že s ním, ach, iste sa mi iba sníva,</text:p>
        <text:p text:style-name="P53">že vidím pohádkový skvost.</text:p>
        <text:p text:style-name="P4">Pohádka očí tajnú rozkoš skrýva,</text:p>
        <text:p text:style-name="P53">k Tebe sa modlím, nevinnosť.</text:p>
        <text:p text:style-name="P3"/>
        <text:p text:style-name="P53">Šialený, opitý a možno blázon zpola,</text:p>
        <text:p text:style-name="P53">zbožňujem sen tvoj belasý.</text:p>
        <text:p text:style-name="P4">Nad Tebou žiari božská aureola</text:p>
        <text:p text:style-name="P53">zamilovaných do krásy.</text:p>
        <text:p text:style-name="P3"><text:soft-page-break/></text:p>
        <text:p text:style-name="P66">VNÚTORNÝ HLAS</text:p>
        <text:p text:style-name="P66"/>
        <text:p text:style-name="P53">Zabudni na krásky,</text:p>
        <text:p text:style-name="P53">čím si kedy bol,</text:p>
        <text:p text:style-name="P53">pohľad zemskej lásky</text:p>
        <text:p text:style-name="P53">zhorel na popol.</text:p>
        <text:p text:style-name="P3"/>
        <text:p text:style-name="P53">Modli sa a bedli,</text:p>
        <text:p text:style-name="P53">krásou iskrí stred,</text:p>
        <text:p text:style-name="P53">tí, čo z neho jedli,</text:p>
        <text:p text:style-name="P53">jedli čistý med.</text:p>
        <text:p text:style-name="P3"/>
        <text:p text:style-name="P53">Vzbuď sa z nedôvery,</text:p>
        <text:p text:style-name="P53">prilož ústa naň.</text:p>
        <text:p text:style-name="P53">Chvejú sa ti pery,</text:p>
        <text:p text:style-name="P53">srdce neporaň.</text:p>
        <text:p text:style-name="P3"/>
        <text:p text:style-name="P53"><text:soft-page-break/>Vytrhnutých z vencov</text:p>
        <text:p text:style-name="P53">z rúk a z koreňa</text:p>
        <text:p text:style-name="P53">mením na milencov</text:p>
        <text:p text:style-name="P53">svetla stvorenia.</text:p>
        <text:p text:style-name="P3"/>
        <text:p text:style-name="P53">V očiach sa ti beliem,</text:p>
        <text:p text:style-name="P53">v srdci ružoviem,</text:p>
        <text:p text:style-name="P4">oči dravých šeliem</text:p>
        <text:p text:style-name="P53">krásne vábiť viem.</text:p>
        <text:p text:style-name="P3"/>
        <text:p text:style-name="P53">Odhrň clonu sveta,</text:p>
        <text:p text:style-name="P53">obal vecí zmar,</text:p>
        <text:p text:style-name="P53">podstata je svätá,</text:p>
        <text:p text:style-name="P53">duše hlas a tvar.</text:p>
        <text:p text:style-name="P3"/>
        <text:p text:style-name="P52"/>
        <text:p text:style-name="P52">SPOMIENKA.</text:p>
        <text:p text:style-name="P3"/>
        <text:p text:style-name="P52"><text:soft-page-break/>M. T.</text:p>
        <text:p text:style-name="P3"/>
        <text:p text:style-name="P53">Kučeravé lokne</text:p>
        <text:p text:style-name="P53">šalie očí jas,</text:p>
        <text:p text:style-name="P53">luna lásky v okne</text:p>
        <text:p text:style-name="P53">vlní plavý vlas.</text:p>
        <text:p text:style-name="P53"/>
        <text:p text:style-name="P4">Tančíš graciózne,</text:p>
        <text:p text:style-name="P53">rajsky rozkvitlas’,</text:p>
        <text:p text:style-name="P53">ako sladkosť v hrozne,</text:p>
        <text:p text:style-name="P53">v ústach znie tvoj hlas.</text:p>
        <text:p text:style-name="P3"/>
        <text:p text:style-name="P53">Lásky niet a mizne,</text:p>
        <text:p text:style-name="P53">prešla ved<text:span text:style-name="T2">ľ</text:span>a nás,</text:p>
        <text:p text:style-name="P53">hudba dedovizne</text:p>
        <text:p text:style-name="P53">zastavila čas.</text:p>
        <text:p text:style-name="P3"/>
        <text:p text:style-name="P66">BEATRICE</text:p>
        <text:p text:style-name="P66"><text:soft-page-break/></text:p>
        <text:p text:style-name="P61">Kvetina <text:span text:style-name="T2">l</text:span><text:span text:style-name="T4">’</text:span> art pour <text:span text:style-name="T3">l</text:span><text:span text:style-name="T5">’</text:span> artu,</text:p>
        <text:p text:style-name="P61">vzývam tvoj hlas a ret,</text:p>
        <text:p text:style-name="P61">ty v mojom srdci žiar tu,</text:p>
        <text:p text:style-name="P61">posväť ten lazaret.</text:p>
        <text:p text:style-name="P3"/>
        <text:p text:style-name="P61">Zahrievaj, nezhasni krv,</text:p>
        <text:p text:style-name="P61">tvoj sluha chce len to,</text:p>
        <text:p text:style-name="P61">konajúc za básnikov</text:p>
        <text:p text:style-name="P61">večerné memento.</text:p>
        <text:p text:style-name="P3"/>
        <text:p text:style-name="P61">Dievčatko z Florencie</text:p>
        <text:p text:style-name="P61">v ružovom negližé,</text:p>
        <text:p text:style-name="P9">Dante sa vínom spije</text:p>
        <text:p text:style-name="P61">v putyke poniže.</text:p>
        <text:p text:style-name="P3"/>
        <text:p text:style-name="P61">Pre teba stratil rozum,</text:p>
        <text:p text:style-name="P61">tvoj zjav ho dojíma,</text:p>
        <text:p text:style-name="P61"><text:soft-page-break/>práve to kuriózum</text:p>
        <text:p text:style-name="P61">v ňom s tebou pojí ma.</text:p>
        <text:p text:style-name="P3"/>
        <text:p text:style-name="P61">Pôjdem s ním pekla shonbou</text:p>
        <text:p text:style-name="P61">očistcom do raja,</text:p>
        <text:p text:style-name="P61">pôjdeme hekatombou,</text:p>
        <text:p text:style-name="P61">ty a ja, do raja.</text:p>
        <text:p text:style-name="P3"/>
        <text:p text:style-name="P52"/>
        <text:p text:style-name="P68">MANON LESCAUT.</text:p>
        <text:p text:style-name="P52"/>
        <text:p text:style-name="P52">Ľ. G.</text:p>
        <text:p text:style-name="P3"/>
        <text:p text:style-name="P61">Hraj, hora javorová,</text:p>
        <text:p text:style-name="P61">čas tečie ako víno,</text:p>
        <text:p text:style-name="P61">hraj pieseň do ružo<text:span text:style-name="T3">v</text:span>a</text:p>
        <text:p text:style-name="P61">na lásky pianino.</text:p>
        <text:p text:style-name="P61"/>
        <text:p text:style-name="P9"><text:soft-page-break/>Hlboko do nemoty</text:p>
        <text:p text:style-name="P61">hrob otvorený jasá.</text:p>
        <text:p text:style-name="P7"><text:span text:style-name="T3">V </text:span>náručí temnej hmoty</text:p>
        <text:p text:style-name="P58">tvár tvoja stratila sa.</text:p>
        <text:p text:style-name="P3"/>
        <text:p text:style-name="P61">Skry ústa medonosné,</text:p>
        <text:p text:style-name="P61">podobné tme a kúzlu.</text:p>
        <text:p text:style-name="P61">Dúhový lom ich vo sne</text:p>
        <text:p text:style-name="P61">sviedol ma neraz ku zlu.</text:p>
        <text:p text:style-name="P3"/>
        <text:p text:style-name="P61">Nado mnou idú vlaky,</text:p>
        <text:p text:style-name="P61">biely dym, lásky fresko,</text:p>
        <text:p text:style-name="P61">biely kvet pod oblaky,</text:p>
        <text:p text:style-name="P61">neverná Manon Lescaut!</text:p>
        <text:p text:style-name="P3"/>
        <text:p text:style-name="P52"/>
        <text:p text:style-name="P52">CARMEN.</text:p>
        <text:p text:style-name="P3"/>
        <text:p text:style-name="P62"><text:soft-page-break/>Sťa Carmen černovlasá,</text:p>
        <text:p text:style-name="P62">jak sladký jed,</text:p>
        <text:p text:style-name="P62">noc krutá, zjavila sa,</text:p>
        <text:p text:style-name="P62">jej temný kvet.</text:p>
        <text:p text:style-name="P62"/>
        <text:p text:style-name="P10">Kvet zatajených smútkov,</text:p>
        <text:p text:style-name="P62">čo kvitol v nás,</text:p>
        <text:p text:style-name="P62">prekvital nezábudkou</text:p>
        <text:p text:style-name="P62">spomienok hlas.</text:p>
        <text:p text:style-name="P62"/>
        <text:p text:style-name="P10">Hlas úst, čo bozkávaly</text:p>
        <text:p text:style-name="P62">tieň sladkých hviezd,</text:p>
        <text:p text:style-name="P62">úst snivý oblúk malý,</text:p>
        <text:p text:style-name="P62">ružovú zvesť.</text:p>
        <text:p text:style-name="P3"/>
        <text:p text:style-name="P62">Smiech radosti som videl</text:p>
        <text:p text:style-name="P62">na ústach vôd,</text:p>
        <text:p text:style-name="P62">šum anjelových krýdel</text:p>
        <text:p text:style-name="P62"><text:soft-page-break/>v hrách o život.</text:p>
        <text:p text:style-name="P62"/>
        <text:p text:style-name="P10">Dnes dotkol sa ma jasu</text:p>
        <text:p text:style-name="P62">a svetla prst.</text:p>
        <text:p text:style-name="P10">Pi, krutá Carmen, krásu,</text:p>
        <text:p text:style-name="P62">krvavý krst...!</text:p>
        <text:p text:style-name="P3"/>
        <text:p text:style-name="P52"/>
        <text:p text:style-name="P52">SMRŤ LÁSKY.</text:p>
        <text:p text:style-name="P3"/>
        <text:p text:style-name="P62">Už to tu bolo raz,</text:p>
        <text:p text:style-name="P62">už to tu bolo stokrát,</text:p>
        <text:p text:style-name="P62">v tej láske bolo plno krás</text:p>
        <text:p text:style-name="P62">a nemôže viac okriať.</text:p>
        <text:p text:style-name="P62"/>
        <text:p text:style-name="P10">Kto čaká na tvoj zmar,</text:p>
        <text:p text:style-name="P62">kvetina vo snách, za sklom,</text:p>
        <text:p text:style-name="P62">stratená milovaná tvár</text:p>
        <text:p text:style-name="P62"><text:soft-page-break/>v zrkadle sveta prasklom?</text:p>
        <text:p text:style-name="P3"/>
        <text:p text:style-name="P52">Buď všetko, abo nič.</text:p>
        <text:p text:style-name="P10">Prečo sa nelúčime?</text:p>
        <text:p text:style-name="P62">Nevýslovného smútku bič</text:p>
        <text:p text:style-name="P62">smrť pasie po lúčine.</text:p>
        <text:p text:style-name="P62"/>
        <text:p text:style-name="P10">Čo bolo, to sa zdá,</text:p>
        <text:p text:style-name="P62">sen rozsypal sa v piesok.</text:p>
        <text:p text:style-name="P62">Aká to malá, smiešna mzda</text:p>
        <text:p text:style-name="P62">za pieseň sivých viesok.</text:p>
        <text:p text:style-name="P62"/>
        <text:p text:style-name="P3">Aká to márnivosť!</text:p>
        <text:p text:style-name="P10">Úžovka, svleč sa z kože.</text:p>
        <text:p text:style-name="P62">Vyzliekam svoju minulosť.</text:p>
        <text:p text:style-name="P62">Smiluj sa nad ňou, Bože!</text:p>
        <text:p text:style-name="P3"/>
        <text:p text:style-name="P52"/>
        <text:p text:style-name="P52"><text:soft-page-break/>HLAS.</text:p>
        <text:p text:style-name="P3"/>
        <text:p text:style-name="P62">Kdesi v diaľke zpoza mora</text:p>
        <text:p text:style-name="P62">tajomný hlas Tvojho ženstva</text:p>
        <text:p text:style-name="P62"><text:span text:style-name="T7">v</text:span> sladkom šere náboženstva</text:p>
        <text:p text:style-name="P62">kvitne ako rebarbora,</text:p>
        <text:p text:style-name="P62">kdesi v diaľke zpoza mora.</text:p>
        <text:p text:style-name="P11"/>
        <text:p text:style-name="P63">V Japonsku tvoj najmilejší</text:p>
        <text:p text:style-name="P63">v polosne a v polospánku</text:p>
        <text:p text:style-name="P63">spomína si na topánku,</text:p>
        <text:p text:style-name="P63">zradné kúzlo nežných gejší,</text:p>
        <text:p text:style-name="P63">v Japonsku tvoj najmilejší.</text:p>
        <text:p text:style-name="P3"/>
        <text:p text:style-name="P52"/>
        <text:p text:style-name="P52">AKO <text:span text:style-name="T7">V</text:span> SNE.</text:p>
        <text:p text:style-name="P11"/>
        <text:p text:style-name="P63">V noci tmavej oči čierne,</text:p>
        <text:p text:style-name="P63"><text:soft-page-break/>ústie hrobu do temnoty,</text:p>
        <text:p text:style-name="P63">tajné diaľky nedozierne,</text:p>
        <text:p text:style-name="P63">rozklad oživenej hmoty.</text:p>
        <text:p text:style-name="P3"/>
        <text:p text:style-name="P62">Rozklad snov a túžob mája,</text:p>
        <text:p text:style-name="P62">sleduje ťa pohľad niečí,</text:p>
        <text:p text:style-name="P62">lampa hmla a Himalaja,</text:p>
        <text:p text:style-name="P62">zmätok duše stále väčší.</text:p>
        <text:p text:style-name="P3"/>
        <text:p text:style-name="P62">Rozohnenej krvi zmätok</text:p>
        <text:p text:style-name="P62">v bielu tmu tu kvitne zo sna,</text:p>
        <text:p text:style-name="P62">netrhajte tento kvietok,</text:p>
        <text:p text:style-name="P62">tento sladký strapec hrozna.</text:p>
        <text:p text:style-name="P3"/>
        <text:p text:style-name="P62">Tento sen vždy miloval by</text:p>
        <text:p text:style-name="P62">svojou láskou zápalistou,</text:p>
        <text:p text:style-name="P62">ktorá z bielej smrti alby</text:p>
        <text:p text:style-name="P62">k žitiu kriesi aj sen Kristov.</text:p>
        <text:p text:style-name="P3"><text:soft-page-break/></text:p>
        <text:p text:style-name="P62">Zlaté rybky v akváriu,</text:p>
        <text:p text:style-name="P62">tehotné ste tmou a mlží,</text:p>
        <text:p text:style-name="P62">v temných hĺbkach pre Máriu</text:p>
        <text:p text:style-name="P62">perly rodia božskí p<text:span text:style-name="T7">ĺ</text:span>ži.</text:p>
        <text:p text:style-name="P3"/>
        <text:p text:style-name="P52"/>
        <text:p text:style-name="P69">ZUZULINA.</text:p>
        <text:p text:style-name="P52"/>
        <text:p text:style-name="P10">Šedivé blato dní,</text:p>
        <text:p text:style-name="P62">života teplá slina,</text:p>
        <text:p text:style-name="P62">zabudni, zabudni,</text:p>
        <text:p text:style-name="P62">zelená ďatelina.</text:p>
        <text:p text:style-name="P62"/>
        <text:p text:style-name="P10">Vyhaslé nadšenie</text:p>
        <text:p text:style-name="P62">ružových metropolí</text:p>
        <text:p text:style-name="P62">na popol stlačené</text:p>
        <text:p text:style-name="P62">v ohnisku lásky bolí.</text:p>
        <text:p text:style-name="P3"><text:soft-page-break/></text:p>
        <text:p text:style-name="P62">Zostal tu iba rov,</text:p>
        <text:p text:style-name="P62">korene bolesť ženie,</text:p>
        <text:p text:style-name="P62">pesničky rybárov,</text:p>
        <text:p text:style-name="P62">osudné položenie.</text:p>
        <text:p text:style-name="P6"/>
        <text:p text:style-name="P59">O Zuzuline sním</text:p>
        <text:p text:style-name="P59">v nebeskom ďate<text:span text:style-name="T7">ľ</text:span>nisku,</text:p>
        <text:p text:style-name="P59">tajomne splývam s ním,</text:p>
        <text:p text:style-name="P59">volajúc diaľku blízku.</text:p>
        <text:p text:style-name="P6"/>
        <text:p text:style-name="P56"/>
        <text:p text:style-name="P70">TANEC.</text:p>
        <text:p text:style-name="P70"/>
        <text:p text:style-name="P59">V nedeľu odpoludnia</text:p>
        <text:p text:style-name="P59">dievčence do tanca</text:p>
        <text:p text:style-name="P59">pojaly pri muzike</text:p>
        <text:p text:style-name="P59">mladého šarvanca.</text:p>
        <text:p text:style-name="P3"><text:soft-page-break/></text:p>
        <text:p text:style-name="P62">Na smrť sa zamiloval</text:p>
        <text:p text:style-name="P62">do plavej pasáčky,</text:p>
        <text:p text:style-name="P62">ktorej tvár zmenila sa</text:p>
        <text:p text:style-name="P62">v belostné obláčky.</text:p>
        <text:p text:style-name="P62"/>
        <text:p text:style-name="P10">Slnečné vlasy mala,</text:p>
        <text:p text:style-name="P62">sen očú z atlasu,</text:p>
        <text:p text:style-name="P62">jej kroky <text:span text:style-name="T7">ľ</text:span>ahké boly,</text:p>
        <text:p text:style-name="P62">ľahšie, než krýdla sú.</text:p>
        <text:p text:style-name="P3"/>
        <text:p text:style-name="P62">S hviezdami snila v noci,</text:p>
        <text:p text:style-name="P62">vzala ho do tanca,</text:p>
        <text:p text:style-name="P62">zajala pri muzike</text:p>
        <text:p text:style-name="P62">mladého šarvanca.</text:p>
        <text:p text:style-name="P3"/>
        <text:p text:style-name="P52"/>
        <text:p text:style-name="P69">OZVENA.</text:p>
        <text:p text:style-name="P62"><text:soft-page-break/>Oddal som biele telo tvoje jasu,</text:p>
        <text:p text:style-name="P62">kde listie tlmí pieseň tvojich krokov,</text:p>
        <text:p text:style-name="P62">a predsa zvoní echo tvojho hlasu,</text:p>
        <text:p text:style-name="P62">naráža na dne mora o rajnokov.</text:p>
        <text:p text:style-name="P62"/>
        <text:p text:style-name="P10">Kvetnaté ticho zvoní o kamene,</text:p>
        <text:p text:style-name="P62">svetlo sa bojazlivo túli k zemi,</text:p>
        <text:p text:style-name="P62">ohnivé ústa kvetov sladnú v mene,</text:p>
        <text:p text:style-name="P62">ktorého vlna v srdci vibruje mi.</text:p>
        <text:p text:style-name="P3"/>
        <text:p text:style-name="P62">Kiež oko smutnej luny nepadne sem</text:p>
        <text:p text:style-name="P62">z bielych krás tejto alpskej vrchoviny.</text:p>
        <text:p text:style-name="P62">Vidíš, že trest svoj trpezlive nesiem,</text:p>
        <text:p text:style-name="P62">hoc v tejto láske nemám žiadnej viny.</text:p>
        <text:p text:style-name="P3"/>
        <text:p text:style-name="P62">Som šialený, som celkom bez hranice,</text:p>
        <text:p text:style-name="P62">strom leje tône mnou jak svetla horou.</text:p>
        <text:p text:style-name="P62">Sny moje, krýdla bielej holubice,</text:p>
        <text:p text:style-name="P62"><text:soft-page-break/>zakliatej do huslí a do javorov.</text:p>
        <text:p text:style-name="P3"/>
        <text:p text:style-name="P62">Pesnička vtačia, pokosená lúka,</text:p>
        <text:p text:style-name="P62">halenou noci zahalené skvosty!</text:p>
        <text:p text:style-name="P10">Prečo sa vystierala moja ruka</text:p>
        <text:p text:style-name="P62">nad priepasť, kde sú polámané mosty?</text:p>
        <text:p text:style-name="P3"/>
        <text:p text:style-name="P52"/>
        <text:p text:style-name="P69">ČAS A LÁSKA.</text:p>
        <text:p text:style-name="P69"/>
        <text:p text:style-name="P62">Jak je to v čase všetko krátke!</text:p>
        <text:p text:style-name="P62">Sen o princezne</text:p>
        <text:p text:style-name="P10">sní lilipután na gondole echa...</text:p>
        <text:p text:style-name="P62">Boly dve cesty v križovatke</text:p>
        <text:p text:style-name="P62">a šli sme cez ne.</text:p>
        <text:p text:style-name="P3">Láska ti nič viac nezanechá.</text:p>
        <text:p text:style-name="P3"/>
        <text:p text:style-name="P52"/>
        <text:p text:style-name="P52"><text:soft-page-break/>A LA BRETON.</text:p>
        <text:p text:style-name="P3"/>
        <text:p text:style-name="P52">Rozkvitnuté lúky</text:p>
        <text:p text:style-name="P3">vystrely sa na slnku</text:p>
        <text:p text:style-name="P3">ako sukne Cigánkine pri potoku.</text:p>
        <text:p text:style-name="P3">Čerešne sa zapaľujú,</text:p>
        <text:p text:style-name="P3">tvoje ústa dozrievajú,</text:p>
        <text:p text:style-name="P3">tvoje ústa</text:p>
        <text:p text:style-name="P3">ako horská jahoda,</text:p>
        <text:p text:style-name="P3">tvoje ústa ako rubín,</text:p>
        <text:p text:style-name="P3">tvoje ústa ako víno,</text:p>
        <text:p text:style-name="P3">pijan vína, tebou opojený,</text:p>
        <text:p text:style-name="P3">smiech tvoj objavuje,</text:p>
        <text:p text:style-name="P3">pieseň najkrásnejšiu</text:p>
        <text:p text:style-name="P3">vo sne viditeľnú,</text:p>
        <text:p text:style-name="P3">prelud, topiaci sa v mori,</text:p>
        <text:p text:style-name="P3">pieseň oblakov a nemožností,</text:p>
        <text:p text:style-name="P3">ale skutočnejšiu než ja sám.</text:p>
        <text:p text:style-name="P10"><text:soft-page-break/>Vlna očí v tieni mihalníc,</text:p>
        <text:p text:style-name="P62">tôňa tvojho hlasu</text:p>
        <text:p text:style-name="P62">v mäkkej tráve na paseke,</text:p>
        <text:p text:style-name="P62">na paseke snov a neskutočných lások.</text:p>
        <text:p text:style-name="P62">Tvoje oči južného slnka,</text:p>
        <text:p text:style-name="P62">tvoje oči ako deň a noc</text:p>
        <text:p text:style-name="P10">z Čierneho mora atramentu.</text:p>
        <text:p text:style-name="P62">Tvoje telo opálené</text:p>
        <text:p text:style-name="P62">ako orechové drevo,</text:p>
        <text:p text:style-name="P62">tvoje telo hnedé</text:p>
        <text:p text:style-name="P62">ako františkánsky habit,</text:p>
        <text:p text:style-name="P62">tvoje telo hnedé a sladké</text:p>
        <text:p text:style-name="P62">ako čokoláda Stollwerck,</text:p>
        <text:p text:style-name="P62">ktorú práve dávam do úst,</text:p>
        <text:p text:style-name="P62">medzitým, čo píšem túto báseň.</text:p>
        <text:p text:style-name="P3"/>
        <text:p text:style-name="P52"/>
        <text:p text:style-name="P3">GROSSGLOCKNER.</text:p>
        <text:p text:style-name="P3"><text:soft-page-break/></text:p>
        <text:p text:style-name="P52">Dr. A. Paldanovi.</text:p>
        <text:p text:style-name="P3"/>
        <text:p text:style-name="P62">Tu zastaň, rýchlik čas,</text:p>
        <text:p text:style-name="P62">letiaci k budúcnosti,</text:p>
        <text:p text:style-name="P62">prítomna oknom krás</text:p>
        <text:p text:style-name="P62">kochaj sa v minulosti.</text:p>
        <text:p text:style-name="P3"/>
        <text:p text:style-name="P62">Tu, rozkoš cherubov,</text:p>
        <text:p text:style-name="P62">pohľadom kotvím v tebe,</text:p>
        <text:p text:style-name="P62">päť bielych holubov</text:p>
        <text:p text:style-name="P62">zodvihlo sivé nebe.</text:p>
        <text:p text:style-name="P3"/>
        <text:p text:style-name="P62">Výšiny daruj mi,</text:p>
        <text:p text:style-name="P62">nebeských vtákov hniezda,</text:p>
        <text:p text:style-name="P62">v bezodnú priepasť tmy</text:p>
        <text:p text:style-name="P62">trblietaj ako hviezda.</text:p>
        <text:p text:style-name="P3"/>
        <text:p text:style-name="P62"><text:soft-page-break/>Ticho mi daruješ,</text:p>
        <text:p text:style-name="P62">deň usína a hasne.</text:p>
        <text:p text:style-name="P10">Zavrel som oči tiež,</text:p>
        <text:p text:style-name="P62">spi, srdce, snívaj krásne.</text:p>
        <text:p text:style-name="P3"/>
        <text:p text:style-name="P62"><text:span text:style-name="T7">Č</text:span>as zastavil svoj tok,</text:p>
        <text:p text:style-name="P62">večnosti spieva more</text:p>
        <text:p text:style-name="P10">a hviezdy spomienok</text:p>
        <text:p text:style-name="P62">rozkvitly na obzore.</text:p>
        <text:p text:style-name="P3"/>
        <text:p text:style-name="P62">Hviezdy a večný sneh</text:p>
        <text:p text:style-name="P62">snívajú nad glečerom,</text:p>
        <text:p text:style-name="P62">vodopád stíšil beh</text:p>
        <text:p text:style-name="P62">a plače za večerom...</text:p>
        <text:p text:style-name="P3"/>
        <text:p text:style-name="P52"/>
        <text:p text:style-name="P3">VEČER.</text:p>
        <text:p text:style-name="P3"/>
        <text:p text:style-name="P52"><text:soft-page-break/>Slniečko, kam sa strácaš,</text:p>
        <text:p text:style-name="P49">i teba túžba ženie?</text:p>
        <text:p text:style-name="P10">Slniečko, srdce moje,</text:p>
        <text:p text:style-name="P62">vráť sa mi, potešenie!</text:p>
        <text:p text:style-name="P3"/>
        <text:p text:style-name="P62">Zaplav mi oči láskou,</text:p>
        <text:p text:style-name="P62">čuj hlas môj, ktorý upel,</text:p>
        <text:p text:style-name="P62">zaplav mi oči moje,</text:p>
        <text:p text:style-name="P62">sĺz ľútostivých kúpel.</text:p>
        <text:p text:style-name="P3"/>
        <text:p text:style-name="P62">Ak si chceš <text:span text:style-name="T7">ľ</text:span>ahnúť do hôr,</text:p>
        <text:p text:style-name="P62">nuž, do videnia, choď si;</text:p>
        <text:p text:style-name="P62">ja pôjdem na med k hviezdam</text:p>
        <text:p text:style-name="P62">do úľa jarnej noci.</text:p>
        <text:p text:style-name="P62"/>
        <text:p text:style-name="P10">Úsmevy žien a detí,</text:p>
        <text:p text:style-name="P62">pôvaby večernice</text:p>
        <text:p text:style-name="P62">a rozšliapané ruže</text:p>
        <text:p text:style-name="P62"><text:soft-page-break/>uložím do márnice.</text:p>
        <text:p text:style-name="P62"/>
        <text:p text:style-name="P10">Za rána sa mi vrátiš</text:p>
        <text:p text:style-name="P62">s nežnosťou mladých pan<text:span text:style-name="T7">í</text:span>,</text:p>
        <text:p text:style-name="P62">pritúliš hlavu moju</text:p>
        <text:p text:style-name="P62">do svojich krásnych dlaní.</text:p>
        <text:p text:style-name="P3"/>
        <text:p text:style-name="P52"/>
        <text:p text:style-name="P69">III</text:p>
        <text:p text:style-name="P3"/>
        <text:p text:style-name="P52">POHĽADNICE</text:p>
        <text:p text:style-name="P3"/>
        <text:p text:style-name="P52"/>
        <text:p text:style-name="P69">CESTA K MORU</text:p>
        <text:p text:style-name="P69"/>
        <text:p text:style-name="P62">Cesta je počatá,</text:p>
        <text:p text:style-name="P62">pasú sa oči moje</text:p>
        <text:p text:style-name="P62">jak hladné vĺčatá,</text:p>
        <text:p text:style-name="P62"><text:soft-page-break/>hltajú vaše kroje,</text:p>
        <text:p text:style-name="P62">piešťanské dievčatá.</text:p>
        <text:p text:style-name="P3"/>
        <text:p text:style-name="P62">Semmering v oblaku</text:p>
        <text:p text:style-name="P62">narobil mnoho hurtu,</text:p>
        <text:p text:style-name="P62">z čierneho povlaku</text:p>
        <text:p text:style-name="P62">ku krásam Klagenfurtu</text:p>
        <text:p text:style-name="P62">letíme cez mláku.</text:p>
        <text:p text:style-name="P3"/>
        <text:p text:style-name="P62">W<text:span text:style-name="T6">ö</text:span>rthersee smeje sa</text:p>
        <text:p text:style-name="P62">v raňajšej krásnej zore,</text:p>
        <text:p text:style-name="P62">dnes zrak môj zaplesá,</text:p>
        <text:p text:style-name="P62">uvidiac juh a more,</text:p>
        <text:p text:style-name="P62">talianske nebesá.</text:p>
        <text:p text:style-name="P3"/>
        <text:p text:style-name="P52"/>
        <text:p text:style-name="P52">W<text:span text:style-name="T6">Ö</text:span>RTHERSEE.</text:p>
        <text:p text:style-name="P3"/>
        <text:p text:style-name="P62"><text:soft-page-break/>Nieslo ma srdce po vode</text:p>
        <text:p text:style-name="P62">skrz roztúženia biele vánky,</text:p>
        <text:p text:style-name="P62">poslalo pozdrav slobode</text:p>
        <text:p text:style-name="P62">spievalo tiché uspávanky.</text:p>
        <text:p text:style-name="P3"/>
        <text:p text:style-name="P62">Hralo sa s vlnou o telo,</text:p>
        <text:p text:style-name="P62">o rozkoš, ktorá tiene vrhá,</text:p>
        <text:p text:style-name="P62">na krýdlach lásky letelo,</text:p>
        <text:p text:style-name="P62">žiadneho času nepremrhá.</text:p>
        <text:p text:style-name="P3"/>
        <text:p text:style-name="P62">Chce chytať zlaté motýle,</text:p>
        <text:p text:style-name="P62">nik nevie, po čom večne túži,</text:p>
        <text:p text:style-name="P62">tváriac sa, že je opilé,</text:p>
        <text:p text:style-name="P62">mení sa v červeň alpskýc<text:span text:style-name="T7">h </text:span>ruží.</text:p>
        <text:p text:style-name="P12"/>
        <text:p text:style-name="P64"><text:span text:style-name="T7">V </text:span>belasých vlnách jazera</text:p>
        <text:p text:style-name="P64">blúdiac jak opustená ovca</text:p>
        <text:p text:style-name="P64">do seba smutne pozerá</text:p>
        <text:p text:style-name="P64"><text:soft-page-break/>v tmu neznámeho citoslovca.</text:p>
        <text:p text:style-name="P3"/>
        <text:p text:style-name="P52"/>
        <text:p text:style-name="P52">SPOMIENKA.</text:p>
        <text:p text:style-name="P3"/>
        <text:p text:style-name="P62">Osmahlá kráska kdesi v Udine</text:p>
        <text:p text:style-name="P62">viedla dve mladé mulice,</text:p>
        <text:p text:style-name="P62">za nimi osliatko šlo jediné</text:p>
        <text:p text:style-name="P62">a oči celej ulice.</text:p>
        <text:p text:style-name="P3"/>
        <text:p text:style-name="P62">To bolo srdce moje osliatko</text:p>
        <text:p text:style-name="P62">a oči moje mulice,</text:p>
        <text:p text:style-name="P62">za krásnou Taliankou šly presladko</text:p>
        <text:p text:style-name="P62">až na kraj dlhej ulice.</text:p>
        <text:p text:style-name="P3"/>
        <text:p text:style-name="P52"/>
        <text:p text:style-name="P52">ROZPRÁVKA BEZ KONCA.</text:p>
        <text:p text:style-name="P3"/>
        <text:p text:style-name="P62"><text:soft-page-break/>Bielučký oblak ako vo snách</text:p>
        <text:p text:style-name="P62">v zelenej vode Isonza</text:p>
        <text:p text:style-name="P62">tká na strieborných krosnách</text:p>
        <text:p text:style-name="P62">rozprávku lásky bez konca.</text:p>
        <text:p text:style-name="P3"/>
        <text:p text:style-name="P62">Smeje sa krásna signorína,</text:p>
        <text:p text:style-name="P62">sťa by ma zvala na hody,</text:p>
        <text:p text:style-name="P62">od červeného vína</text:p>
        <text:p text:style-name="P62">má ústa ako jahody.</text:p>
        <text:p text:style-name="P3"/>
        <text:p text:style-name="P62">Ved<text:span text:style-name="T7">ľ</text:span>a mňa kráča Marinetti</text:p>
        <text:p text:style-name="P62">a kvitne krása iskrivá,</text:p>
        <text:p text:style-name="P62">antické nebo nad ňou svieti,</text:p>
        <text:p text:style-name="P62">preto sa ani neskrýva...</text:p>
        <text:p text:style-name="P3"/>
        <text:p text:style-name="P62">Bielučký oblak ako vo snách</text:p>
        <text:p text:style-name="P62">v zelenej vode Isonza</text:p>
        <text:p text:style-name="P62">tká na strieborných krosnách</text:p>
        <text:p text:style-name="P62"><text:soft-page-break/>rozprávku lásky bez konca.</text:p>
        <text:p text:style-name="P3"/>
        <text:p text:style-name="P52"/>
        <text:p text:style-name="P52">VEČER PRI MORI.</text:p>
        <text:p text:style-name="P3"/>
        <text:p text:style-name="P62">Slané sú slzy tvoje príliš,</text:p>
        <text:p text:style-name="P62">keď vädnú šedé kvety súmraku,</text:p>
        <text:p text:style-name="P62">počul som, more, ako kvíliš,</text:p>
        <text:p text:style-name="P62">videl som krásu tvoju storakú.</text:p>
        <text:p text:style-name="P3"/>
        <text:p text:style-name="P62">Prvý raz načúval som tvojej piesni,</text:p>
        <text:p text:style-name="P62">ktorou sa duša tvoja rozčerí</text:p>
        <text:p text:style-name="P62">a ktorou žaluješ sa z tiesní</text:p>
        <text:p text:style-name="P62">hviezdam a noci, keď sa zvečerí.</text:p>
        <text:p text:style-name="P3"/>
        <text:p text:style-name="P62">Videl som slnko klesať do v<text:span text:style-name="T7">ĺ</text:span>n vyhne,</text:p>
        <text:p text:style-name="P62">ako keď dievča ruže vyšíva,</text:p>
        <text:p text:style-name="P62">zrazu ho vietor s vyšívaním zdvihne</text:p>
        <text:p text:style-name="P62"><text:soft-page-break/>a pochová ho v ohni za živa.</text:p>
        <text:p text:style-name="P3"/>
        <text:p text:style-name="P52"/>
        <text:p text:style-name="P52">RUMUNSKO.</text:p>
        <text:p text:style-name="P3"/>
        <text:p text:style-name="P62">Zelené vlny kukuričných polí</text:p>
        <text:p text:style-name="P62">hornatým sivým Sedmohradskom</text:p>
        <text:p text:style-name="P62">lejú sa na juh do údolí,</text:p>
        <text:p text:style-name="P62">ku vlnám morským, k bielym rackom.</text:p>
        <text:p text:style-name="P3"/>
        <text:p text:style-name="P62">Čuj, ako lkajú lúče luny ľahké piesne</text:p>
        <text:p text:style-name="P62">pod oloveným nebom zabudnutia,</text:p>
        <text:p text:style-name="P62">tu v biely oblak ulít sen môj klesne,</text:p>
        <text:p text:style-name="P62">do vábnej polotmy sa oči rútia.</text:p>
        <text:p text:style-name="P3"/>
        <text:p text:style-name="P62">Belasý úsmev neba v Bukurešti</text:p>
        <text:p text:style-name="P62">rozpína krýdla nad hotelom Dinu,</text:p>
        <text:p text:style-name="P62">rumunská Cigánka mi z dlane veští,</text:p>
        <text:p text:style-name="P62"><text:soft-page-break/>že láskou oklamaný oddávam sa vínu.</text:p>
        <text:p text:style-name="P3"/>
        <text:p text:style-name="P62">Kontúry bulvárov a tmavej vône</text:p>
        <text:p text:style-name="P62">sú ako ťažké krýdla hôr a lesov,</text:p>
        <text:p text:style-name="P62">mrkotné svetlo v tlame vášne stone,</text:p>
        <text:p text:style-name="P62">v pazúroch uvoľnených besov.</text:p>
        <text:p text:style-name="P3"/>
        <text:p text:style-name="P52"/>
        <text:p text:style-name="P52">POZDRAV Z VARN<text:span text:style-name="T7">Y</text:span>.</text:p>
        <text:h text:style-name="P8" text:outline-level="2"/>
        <text:h text:style-name="P60" text:outline-level="2"><text:bookmark-start text:name="bookmark2"/>I.<text:bookmark-end text:name="bookmark2"/></text:h>
        <text:p text:style-name="P3"/>
        <text:p text:style-name="P62">Srdečný pozdrav z Varn<text:span text:style-name="T7">y</text:span></text:p>
        <text:p text:style-name="P62">je ako vánok jarný,</text:p>
        <text:p text:style-name="P10">je ako bengál,</text:p>
        <text:p text:style-name="P62">spiežovec v horách cengal.</text:p>
        <text:p text:style-name="P62">Srdečný pozdrav z Varn<text:span text:style-name="T7">y</text:span></text:p>
        <text:p text:style-name="P62">je ako úsmev márny,</text:p>
        <text:p text:style-name="P62"><text:soft-page-break/>jak úsmev predavačky ruží,</text:p>
        <text:p text:style-name="P62">stojacej pred kioskom.</text:p>
        <text:p text:style-name="P62">Všetko sa končí bozkom.</text:p>
        <text:p text:style-name="P3"/>
        <text:p text:style-name="P52"><text:bookmark-start text:name="bookmark3"/>II.<text:bookmark-end text:name="bookmark3"/></text:p>
        <text:p text:style-name="P3"/>
        <text:p text:style-name="P62">More sa hnulo ako ja,</text:p>
        <text:p text:style-name="P62">tisíc nemožností,</text:p>
        <text:p text:style-name="P62">pre nás tu nieto pokoja,</text:p>
        <text:p text:style-name="P62">ktorý omilostí.</text:p>
        <text:p text:style-name="P3"/>
        <text:p text:style-name="P62">O mojom srdci nevie nik,</text:p>
        <text:p text:style-name="P62">pripadám si časom</text:p>
        <text:p text:style-name="P62">jak vínom spitý námorník</text:p>
        <text:p text:style-name="P62">pred ikonostasom.</text:p>
        <text:p text:style-name="P3"/>
        <text:p text:style-name="P52"/>
        <text:p text:style-name="P69">ČIERNE MORE</text:p>
        <text:p text:style-name="P52"><text:soft-page-break/></text:p>
        <text:p text:style-name="P62">Básnik stratil strapec s fezu,</text:p>
        <text:p text:style-name="P62">malichernosť naoko,</text:p>
        <text:p text:style-name="P62">omámený vôňou bezu</text:p>
        <text:p text:style-name="P62">ospevuje rokoko.</text:p>
        <text:p text:style-name="P6"/>
        <text:p text:style-name="P59">V jeho srdci vznikol bazar,</text:p>
        <text:p text:style-name="P59">námornícky kabaret,</text:p>
        <text:p text:style-name="P59">leží v snách jak mŕtvy Lazar,</text:p>
        <text:p text:style-name="P59">nad ním kindžal, minaret.</text:p>
        <text:p text:style-name="P3"/>
        <text:p text:style-name="P62">Kto chce, nech si mláti slamu,</text:p>
        <text:p text:style-name="P62">Mekka, mokka, Mohamed,</text:p>
        <text:p text:style-name="P62">nemá smyslu bez islamu</text:p>
        <text:p text:style-name="P62">zo Zlatého roh<text:span text:style-name="T7">a</text:span> med.</text:p>
        <text:p text:style-name="P3"/>
        <text:p text:style-name="P62">Čierne more, čierna káva,</text:p>
        <text:p text:style-name="P62">ktorú básnik pije ex,</text:p>
        <text:p text:style-name="P62"><text:soft-page-break/>čierne oči nebozkáva,</text:p>
        <text:p text:style-name="P62">čiernu noc dal na index.</text:p>
        <text:p text:style-name="P3"/>
        <text:p text:style-name="P52"/>
        <text:p text:style-name="P69">CARIHRAD.</text:p>
        <text:p text:style-name="P69"/>
        <text:p text:style-name="P62">Pod klenbou Achmedovej mešity</text:p>
        <text:p text:style-name="P62">počul som tichý vzlykot eunucha,</text:p>
        <text:p text:style-name="P62">ktorý mal kaftan v kabát prešitý</text:p>
        <text:p text:style-name="P62">a dávno stratil svojho ducha.</text:p>
        <text:p text:style-name="P62"/>
        <text:p text:style-name="P10">Dnes všetko žije po<text:span text:style-name="T7">dľa</text:span> noriem tu.</text:p>
        <text:p text:style-name="P62">Básnik si smutne oprašuje boty</text:p>
        <text:p text:style-name="P62">spomienkou na tie tmy a krásy orientu,</text:p>
        <text:p text:style-name="P62">keď tu bol ešte Pierre Loti.</text:p>
        <text:p text:style-name="P62"/>
        <text:p text:style-name="P10">Keď sultán presne po<text:span text:style-name="T7">dľa</text:span> korána</text:p>
        <text:p text:style-name="P62">v háreme sedel na koberci,</text:p>
        <text:p text:style-name="P10"><text:soft-page-break/>Allaha uctievali piesňou za rána</text:p>
        <text:p text:style-name="P62">Mohamedovi spoluverci.</text:p>
        <text:p text:style-name="P62"/>
        <text:p text:style-name="P10">Dnes roztančené more Bosporu,</text:p>
        <text:p text:style-name="P62">zrkadliac polmesiac a minarety,</text:p>
        <text:p text:style-name="P62">prichádza s Istanbulom do sporu</text:p>
        <text:p text:style-name="P62">ako dva rôznorodé svety.</text:p>
        <text:p text:style-name="P3"/>
        <text:p text:style-name="P52"/>
        <text:p text:style-name="P69">PIESEŇ OD MORA.</text:p>
        <text:p text:style-name="P69"/>
        <text:p text:style-name="P62">Som smutný ako nárek v<text:span text:style-name="T7">ĺ</text:span>n a citary,</text:p>
        <text:p text:style-name="P62">plač piesne v mandolíne,</text:p>
        <text:p text:style-name="P62">jak tiene lesov cyprišových v Skutari</text:p>
        <text:p text:style-name="P62">na starom cintoríne.</text:p>
        <text:p text:style-name="P62"/>
        <text:p text:style-name="P10">Zlato a vlákna slnka zrejú révovím</text:p>
        <text:p text:style-name="P62">do jaspisových vlasov,</text:p>
        <text:p text:style-name="P62"><text:soft-page-break/>ach, to je hranie medzi leskom drevovým</text:p>
        <text:p text:style-name="P62">a mäkkou morskou riasou.</text:p>
        <text:p text:style-name="P3"/>
        <text:p text:style-name="P62">Ľalie vädnúce a prachom zapadlé,</text:p>
        <text:p text:style-name="P62">tvár večera a zmaru</text:p>
        <text:p text:style-name="P62">nevylovíte v noci zrkadle,</text:p>
        <text:p text:style-name="P62">rybári z Malabaru.</text:p>
        <text:p text:style-name="P5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11009340</dc:title>
    <dc:subject/>
    <meta:initial-creator/>
    <meta:keyword/>
    <dc:date>2022-11-13T21:19:10.668000000</dc:date>
    <meta:editing-duration>PT2H24M36S</meta:editing-duration>
    <meta:editing-cycles>3</meta:editing-cycles>
    <meta:generator>LibreOffice/5.4.2.2$Windows_x86 LibreOffice_project/22b09f6418e8c2d508a9eaf86b2399209b0990f4</meta:generator>
    <meta:document-statistic meta:table-count="0" meta:image-count="0" meta:object-count="0" meta:page-count="74" meta:paragraph-count="1041" meta:word-count="3975" meta:character-count="22878" meta:non-whitespace-character-count="19944"/>
  </office:meta>
</office:document-meta>
</file>